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7.44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129.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59.36pt"/>
    </style:style>
    <style:style style:name="co6" style:family="table-column">
      <style:table-column-properties fo:break-before="auto" style:column-width="76.05pt"/>
    </style:style>
    <style:style style:name="co7" style:family="table-column">
      <style:table-column-properties fo:break-before="auto" style:column-width="66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1.86pt"/>
    </style:style>
    <style:style style:name="co10" style:family="table-column">
      <style:table-column-properties fo:break-before="auto" style:column-width="121.6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124.64pt"/>
    </style:style>
    <style:style style:name="co13" style:family="table-column">
      <style:table-column-properties fo:break-before="auto" style:column-width="110.95pt"/>
    </style:style>
    <style:style style:name="co14" style:family="table-column">
      <style:table-column-properties fo:break-before="auto" style:column-width="61.74pt"/>
    </style:style>
    <style:style style:name="co15" style:family="table-column">
      <style:table-column-properties fo:break-before="auto" style:column-width="36pt"/>
    </style:style>
    <style:style style:name="co16" style:family="table-column">
      <style:table-column-properties fo:break-before="auto" style:column-width="87.7pt"/>
    </style:style>
    <style:style style:name="co17" style:family="table-column">
      <style:table-column-properties fo:break-before="auto" style:column-width="86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9" style:family="table-cell" style:parent-style-name="Default" style:data-style-name="N121"/>
    <style:style style:name="ce1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6" style:family="table-cell" style:parent-style-name="Pivot_20_Table_20_Corner">
      <style:table-cell-properties fo:border-bottom="none" fo:border-left="none" fo:border-right="none" fo:border-top="2.01pt solid #000000"/>
    </style:style>
    <style:style style:name="ce17" style:family="table-cell" style:parent-style-name="Pivot_20_Table_20_Field">
      <style:table-cell-properties fo:border="0.99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2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>
      <style:table-cell-properties fo:border-bottom="none" fo:border-left="none" fo:border-right="none" fo:border-top="0.99pt solid #000000"/>
    </style:style>
    <style:style style:name="ce84" style:family="table-cell" style:parent-style-name="Pivot_20_Table_20_Value">
      <style:table-cell-properties fo:border-bottom="0.99pt solid #000000" fo:border-left="none" fo:border-right="none" fo:border-top="none"/>
    </style:style>
    <style:style style:name="ce85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86" style:family="table-cell" style:parent-style-name="Pivot_20_Table_20_Value" style:data-style-name="N4"/>
    <style:style style:name="ce87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88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89" style:family="table-cell" style:parent-style-name="Pivot_20_Table_20_Value" style:data-style-name="N121"/>
    <style:style style:name="ce90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9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92" style:family="table-cell" style:parent-style-name="Pivot_20_Table_20_Value" style:data-style-name="N0"/>
    <style:style style:name="ce9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9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7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98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99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100" style:family="table-cell" style:parent-style-name="Pivot_20_Table_20_Value" style:data-style-name="N121">
      <style:table-cell-properties fo:border-bottom="none" fo:border-left="none" fo:border-right="2.01pt solid #000000" fo:border-top="0.99pt solid #000000"/>
    </style:style>
    <style:style style:name="ce101" style:family="table-cell" style:parent-style-name="Pivot_20_Table_20_Value" style:data-style-name="N121">
      <style:table-cell-properties fo:border-bottom="none" fo:border-left="none" fo:border-right="2.01pt solid #000000" fo:border-top="none"/>
    </style:style>
    <style:style style:name="ce102" style:family="table-cell" style:parent-style-name="Pivot_20_Table_20_Value" style:data-style-name="N121">
      <style:table-cell-properties fo:border-bottom="0.99pt solid #000000" fo:border-left="none" fo:border-right="2.01pt solid #000000" fo:border-top="none"/>
    </style:style>
    <style:style style:name="ce10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0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0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108" style:family="table-cell" style:parent-style-name="Default">
      <style:text-properties fo:color="#c9211e"/>
    </style:style>
    <style:style style:name="ce109" style:family="table-cell" style:parent-style-name="Default">
      <style:table-cell-properties fo:background-color="#ff4000"/>
      <style:text-properties fo:color="#c9211e"/>
    </style:style>
    <style:style style:name="ce110" style:family="table-cell" style:parent-style-name="Default">
      <style:table-cell-properties fo:background-color="#2a6099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ff4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8" style:family="table-cell" style:parent-style-name="Default">
      <style:table-cell-properties fo:border="0.06pt solid #000000"/>
    </style:style>
    <style:style style:name="ce118" style:family="table-cell" style:parent-style-name="Pivot_20_Table_20_Value" style:data-style-name="N0">
      <style:table-cell-properties fo:border="0.06pt solid #000000"/>
    </style:style>
    <style:style style:name="ce130" style:family="table-cell" style:parent-style-name="Default">
      <style:table-cell-properties fo:background-color="#fff200" fo:border="0.06pt solid #000000"/>
    </style:style>
    <style:style style:name="ce119" style:family="table-cell" style:parent-style-name="Default">
      <style:table-cell-properties fo:background-color="#fff200" fo:border="0.06pt solid #000000"/>
    </style:style>
    <style:style style:name="ce120" style:family="table-cell" style:parent-style-name="Pivot_20_Table_20_Value" style:data-style-name="N4">
      <style:table-cell-properties fo:background-color="#fff200" fo:border="0.06pt solid #000000"/>
    </style:style>
    <style:style style:name="ce121" style:family="table-cell" style:parent-style-name="Pivot_20_Table_20_Value" style:data-style-name="N4">
      <style:table-cell-properties fo:background-color="#ed1c24" fo:border="0.06pt solid #000000"/>
    </style:style>
    <style:style style:name="ce122" style:family="table-cell" style:parent-style-name="Pivot_20_Table_20_Value" style:data-style-name="N4">
      <style:table-cell-properties fo:border="0.06pt solid #000000"/>
    </style:style>
    <style:style style:name="ce123" style:family="table-cell" style:parent-style-name="Default">
      <style:table-cell-properties fo:background-color="#ed1c24" fo:border="0.06pt solid #000000"/>
    </style:style>
    <style:style style:name="ce124" style:family="table-cell" style:parent-style-name="Default" style:data-style-name="N4">
      <style:table-cell-properties fo:border="0.06pt solid #000000"/>
    </style:style>
    <style:style style:name="ce12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ce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w Size</text:p>
          </table:table-cell>
          <table:table-cell office:value-type="string" calcext:value-type="string">
            <text:p>Starting Point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I/O Size (Bytes)</text:p>
          </table:table-cell>
          <table:table-cell office:value-type="string" calcext:value-type="string">
            <text:p>I/O Size (M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Fri Jun 10 15:29:49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2]/1024/1024" office:value-type="float" office:value="60" calcext:value-type="float">
            <text:p>60.00</text:p>
          </table:table-cell>
          <table:table-cell office:value-type="float" office:value="5.39469" calcext:value-type="float">
            <text:p>5.39</text:p>
          </table:table-cell>
          <table:table-cell table:formula="of:=[.H2]*0.09/1024 + 0.0000004 * [.F2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5:30:0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3]/1024/1024" office:value-type="float" office:value="32" calcext:value-type="float">
            <text:p>32.00</text:p>
          </table:table-cell>
          <table:table-cell office:value-type="float" office:value="16.2508" calcext:value-type="float">
            <text:p>16.25</text:p>
          </table:table-cell>
          <table:table-cell table:formula="of:=[.H3]*0.09/1024 + 0.0000004 * [.F3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5:30:4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4]/1024/1024" office:value-type="float" office:value="32" calcext:value-type="float">
            <text:p>32.00</text:p>
          </table:table-cell>
          <table:table-cell office:value-type="float" office:value="14.1906" calcext:value-type="float">
            <text:p>14.19</text:p>
          </table:table-cell>
          <table:table-cell table:formula="of:=[.H4]*0.09/1024 + 0.0000004 * [.F4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5:30:5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table:formula="of:=[.G5]/1024/1024" office:value-type="float" office:value="64" calcext:value-type="float">
            <text:p>64.00</text:p>
          </table:table-cell>
          <table:table-cell office:value-type="float" office:value="4.24197" calcext:value-type="float">
            <text:p>4.24</text:p>
          </table:table-cell>
          <table:table-cell table:formula="of:=[.H5]*0.09/1024 + 0.0000004 * [.F5]" office:value-type="float" office:value="0.0056322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31:16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6]/1024/1024" office:value-type="float" office:value="32" calcext:value-type="float">
            <text:p>32.00</text:p>
          </table:table-cell>
          <table:table-cell office:value-type="float" office:value="4.06344" calcext:value-type="float">
            <text:p>4.06</text:p>
          </table:table-cell>
          <table:table-cell table:formula="of:=[.H6]*0.09/1024 + 0.0000004 * [.F6]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31:3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8704" calcext:value-type="float">
            <text:p>8704</text:p>
          </table:table-cell>
          <table:table-cell office:value-type="float" office:value="33554432" calcext:value-type="float">
            <text:p>33554432</text:p>
          </table:table-cell>
          <table:table-cell table:formula="of:=[.G7]/1024/1024" office:value-type="float" office:value="32" calcext:value-type="float">
            <text:p>32.00</text:p>
          </table:table-cell>
          <table:table-cell office:value-type="float" office:value="4.99437" calcext:value-type="float">
            <text:p>4.99</text:p>
          </table:table-cell>
          <table:table-cell table:formula="of:=[.H7]*0.09/1024 + 0.0000004 * [.F7]" office:value-type="float" office:value="0.0062941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31:5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8704" calcext:value-type="float">
            <text:p>8704</text:p>
          </table:table-cell>
          <table:table-cell office:value-type="float" office:value="33554432" calcext:value-type="float">
            <text:p>33554432</text:p>
          </table:table-cell>
          <table:table-cell table:formula="of:=[.G8]/1024/1024" office:value-type="float" office:value="32" calcext:value-type="float">
            <text:p>32.00</text:p>
          </table:table-cell>
          <table:table-cell office:value-type="float" office:value="4.73747" calcext:value-type="float">
            <text:p>4.74</text:p>
          </table:table-cell>
          <table:table-cell table:formula="of:=[.H8]*0.09/1024 + 0.0000004 * [.F8]" office:value-type="float" office:value="0.0062941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32:1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9]/1024/1024" office:value-type="float" office:value="127.90625" calcext:value-type="float">
            <text:p>127.91</text:p>
          </table:table-cell>
          <table:table-cell office:value-type="float" office:value="29.8398" calcext:value-type="float">
            <text:p>29.84</text:p>
          </table:table-cell>
          <table:table-cell table:formula="of:=[.H9]*0.09/1024 + 0.0000004 * [.F9]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5:32:4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0240" calcext:value-type="float">
            <text:p>10240</text:p>
          </table:table-cell>
          <table:table-cell office:value-type="float" office:value="33554432" calcext:value-type="float">
            <text:p>33554432</text:p>
          </table:table-cell>
          <table:table-cell table:formula="of:=[.G10]/1024/1024" office:value-type="float" office:value="32" calcext:value-type="float">
            <text:p>32.00</text:p>
          </table:table-cell>
          <table:table-cell office:value-type="float" office:value="5.53946" calcext:value-type="float">
            <text:p>5.54</text:p>
          </table:table-cell>
          <table:table-cell table:formula="of:=[.H10]*0.09/1024 + 0.0000004 * [.F10]" office:value-type="float" office:value="0.0069085" calcext:value-type="float">
            <text:p>0.007</text:p>
          </table:table-cell>
        </table:table-row>
        <table:table-row table:style-name="ro1">
          <table:table-cell office:value-type="string" calcext:value-type="string">
            <text:p>Fri Jun 10 15:33:0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11]/1024/1024" office:value-type="float" office:value="32" calcext:value-type="float">
            <text:p>32.00</text:p>
          </table:table-cell>
          <table:table-cell office:value-type="float" office:value="3.87793" calcext:value-type="float">
            <text:p>3.88</text:p>
          </table:table-cell>
          <table:table-cell table:formula="of:=[.H11]*0.09/1024 + 0.0000004 * [.F11]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33:2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12]/1024/1024" office:value-type="float" office:value="32" calcext:value-type="float">
            <text:p>32.00</text:p>
          </table:table-cell>
          <table:table-cell office:value-type="float" office:value="4.11045" calcext:value-type="float">
            <text:p>4.11</text:p>
          </table:table-cell>
          <table:table-cell table:formula="of:=[.H12]*0.09/1024 + 0.0000004 * [.F12]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33:3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table:formula="of:=[.G13]/1024/1024" office:value-type="float" office:value="64" calcext:value-type="float">
            <text:p>64.00</text:p>
          </table:table-cell>
          <table:table-cell office:value-type="float" office:value="6.16304" calcext:value-type="float">
            <text:p>6.16</text:p>
          </table:table-cell>
          <table:table-cell table:formula="of:=[.H13]*0.09/1024 + 0.0000004 * [.F13]" office:value-type="float" office:value="0.0056322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33:5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table:formula="of:=[.G14]/1024/1024" office:value-type="float" office:value="32" calcext:value-type="float">
            <text:p>32.00</text:p>
          </table:table-cell>
          <table:table-cell office:value-type="float" office:value="3.01934" calcext:value-type="float">
            <text:p>3.02</text:p>
          </table:table-cell>
          <table:table-cell table:formula="of:=[.H14]*0.09/1024 + 0.0000004 * [.F14]" office:value-type="float" office:value="0.002838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34:1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34217728" calcext:value-type="float">
            <text:p>134217728</text:p>
          </table:table-cell>
          <table:table-cell table:formula="of:=[.G15]/1024/1024" office:value-type="float" office:value="128" calcext:value-type="float">
            <text:p>128.00</text:p>
          </table:table-cell>
          <table:table-cell office:value-type="float" office:value="5.37704" calcext:value-type="float">
            <text:p>5.38</text:p>
          </table:table-cell>
          <table:table-cell table:formula="of:=[.H15]*0.09/1024 + 0.0000004 * [.F15]" office:value-type="float" office:value="0.0112636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5:34:3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16]/1024/1024" office:value-type="float" office:value="2047.876953125" calcext:value-type="float">
            <text:p>2,047.88</text:p>
          </table:table-cell>
          <table:table-cell office:value-type="float" office:value="340.75" calcext:value-type="float">
            <text:p>340.75</text:p>
          </table:table-cell>
          <table:table-cell table:formula="of:=[.H16]*0.09/1024 + 0.0000004 * [.F16]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Fri Jun 10 15:40:2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17]/1024/1024" office:value-type="float" office:value="127.90625" calcext:value-type="float">
            <text:p>127.91</text:p>
          </table:table-cell>
          <table:table-cell office:value-type="float" office:value="41.1099" calcext:value-type="float">
            <text:p>41.11</text:p>
          </table:table-cell>
          <table:table-cell table:formula="of:=[.H17]*0.09/1024 + 0.0000004 * [.F17]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5:41:0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8]/1024/1024" office:value-type="float" office:value="32" calcext:value-type="float">
            <text:p>32.00</text:p>
          </table:table-cell>
          <table:table-cell office:value-type="float" office:value="17.4976" calcext:value-type="float">
            <text:p>17.50</text:p>
          </table:table-cell>
          <table:table-cell table:formula="of:=[.H18]*0.09/1024 + 0.0000004 * [.F18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5:41:4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50331648" calcext:value-type="float">
            <text:p>50331648</text:p>
          </table:table-cell>
          <table:table-cell table:formula="of:=[.G19]/1024/1024" office:value-type="float" office:value="48" calcext:value-type="float">
            <text:p>48.00</text:p>
          </table:table-cell>
          <table:table-cell office:value-type="float" office:value="4.96633" calcext:value-type="float">
            <text:p>4.97</text:p>
          </table:table-cell>
          <table:table-cell table:formula="of:=[.H19]*0.09/1024 + 0.0000004 * [.F19]" office:value-type="float" office:value="0.0042247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42:0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20]/1024/1024" office:value-type="float" office:value="511.8828125" calcext:value-type="float">
            <text:p>511.88</text:p>
          </table:table-cell>
          <table:table-cell office:value-type="float" office:value="148.42" calcext:value-type="float">
            <text:p>148.42</text:p>
          </table:table-cell>
          <table:table-cell table:formula="of:=[.H20]*0.09/1024 + 0.0000004 * [.F20]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Fri Jun 10 15:44:33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21]/1024/1024" office:value-type="float" office:value="32" calcext:value-type="float">
            <text:p>32.00</text:p>
          </table:table-cell>
          <table:table-cell office:value-type="float" office:value="5.38477" calcext:value-type="float">
            <text:p>5.38</text:p>
          </table:table-cell>
          <table:table-cell table:formula="of:=[.H21]*0.09/1024 + 0.0000004 * [.F21]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44:5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9216" calcext:value-type="float">
            <text:p>9216</text:p>
          </table:table-cell>
          <table:table-cell office:value-type="float" office:value="33554432" calcext:value-type="float">
            <text:p>33554432</text:p>
          </table:table-cell>
          <table:table-cell table:formula="of:=[.G22]/1024/1024" office:value-type="float" office:value="32" calcext:value-type="float">
            <text:p>32.00</text:p>
          </table:table-cell>
          <table:table-cell office:value-type="float" office:value="4.83281" calcext:value-type="float">
            <text:p>4.83</text:p>
          </table:table-cell>
          <table:table-cell table:formula="of:=[.H22]*0.09/1024 + 0.0000004 * [.F22]" office:value-type="float" office:value="0.0064989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45:09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23]/1024/1024" office:value-type="float" office:value="32" calcext:value-type="float">
            <text:p>32.00</text:p>
          </table:table-cell>
          <table:table-cell office:value-type="float" office:value="3.87554" calcext:value-type="float">
            <text:p>3.88</text:p>
          </table:table-cell>
          <table:table-cell table:formula="of:=[.H23]*0.09/1024 + 0.0000004 * [.F23]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45:2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24]/1024/1024" office:value-type="float" office:value="72" calcext:value-type="float">
            <text:p>72.00</text:p>
          </table:table-cell>
          <table:table-cell office:value-type="float" office:value="4.66007" calcext:value-type="float">
            <text:p>4.66</text:p>
          </table:table-cell>
          <table:table-cell table:formula="of:=[.H24]*0.09/1024 + 0.0000004 * [.F24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45:45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25]/1024/1024" office:value-type="float" office:value="256" calcext:value-type="float">
            <text:p>256.00</text:p>
          </table:table-cell>
          <table:table-cell office:value-type="float" office:value="6.55971" calcext:value-type="float">
            <text:p>6.56</text:p>
          </table:table-cell>
          <table:table-cell table:formula="of:=[.H25]*0.09/1024 + 0.0000004 * [.F25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46:03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26]/1024/1024" office:value-type="float" office:value="1023.87890625" calcext:value-type="float">
            <text:p>1,023.88</text:p>
          </table:table-cell>
          <table:table-cell office:value-type="float" office:value="192.189" calcext:value-type="float">
            <text:p>192.19</text:p>
          </table:table-cell>
          <table:table-cell table:formula="of:=[.H26]*0.09/1024 + 0.0000004 * [.F26]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Fri Jun 10 15:49:21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27]/1024/1024" office:value-type="float" office:value="32" calcext:value-type="float">
            <text:p>32.00</text:p>
          </table:table-cell>
          <table:table-cell office:value-type="float" office:value="3.9082" calcext:value-type="float">
            <text:p>3.91</text:p>
          </table:table-cell>
          <table:table-cell table:formula="of:=[.H27]*0.09/1024 + 0.0000004 * [.F27]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49:39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28]/1024/1024" office:value-type="float" office:value="32" calcext:value-type="float">
            <text:p>32.00</text:p>
          </table:table-cell>
          <table:table-cell office:value-type="float" office:value="4.03663" calcext:value-type="float">
            <text:p>4.04</text:p>
          </table:table-cell>
          <table:table-cell table:formula="of:=[.H28]*0.09/1024 + 0.0000004 * [.F28]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49:5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29]/1024/1024" office:value-type="float" office:value="72" calcext:value-type="float">
            <text:p>72.00</text:p>
          </table:table-cell>
          <table:table-cell office:value-type="float" office:value="5.45537" calcext:value-type="float">
            <text:p>5.46</text:p>
          </table:table-cell>
          <table:table-cell table:formula="of:=[.H29]*0.09/1024 + 0.0000004 * [.F29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50:15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table:formula="of:=[.G30]/1024/1024" office:value-type="float" office:value="32" calcext:value-type="float">
            <text:p>32.00</text:p>
          </table:table-cell>
          <table:table-cell office:value-type="float" office:value="4.03762" calcext:value-type="float">
            <text:p>4.04</text:p>
          </table:table-cell>
          <table:table-cell table:formula="of:=[.H30]*0.09/1024 + 0.0000004 * [.F30]" office:value-type="float" office:value="0.002838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50:33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31]/1024/1024" office:value-type="float" office:value="32" calcext:value-type="float">
            <text:p>32.00</text:p>
          </table:table-cell>
          <table:table-cell office:value-type="float" office:value="3.89265" calcext:value-type="float">
            <text:p>3.89</text:p>
          </table:table-cell>
          <table:table-cell table:formula="of:=[.H31]*0.09/1024 + 0.0000004 * [.F31]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50:5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41943040" calcext:value-type="float">
            <text:p>41943040</text:p>
          </table:table-cell>
          <table:table-cell table:formula="of:=[.G32]/1024/1024" office:value-type="float" office:value="40" calcext:value-type="float">
            <text:p>40.00</text:p>
          </table:table-cell>
          <table:table-cell office:value-type="float" office:value="3.71261" calcext:value-type="float">
            <text:p>3.71</text:p>
          </table:table-cell>
          <table:table-cell table:formula="of:=[.H32]*0.09/1024 + 0.0000004 * [.F32]" office:value-type="float" office:value="0.00352162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5:51:1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33]/1024/1024" office:value-type="float" office:value="256" calcext:value-type="float">
            <text:p>256.00</text:p>
          </table:table-cell>
          <table:table-cell office:value-type="float" office:value="6.75518" calcext:value-type="float">
            <text:p>6.76</text:p>
          </table:table-cell>
          <table:table-cell table:formula="of:=[.H33]*0.09/1024 + 0.0000004 * [.F33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51:2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34]/1024/1024" office:value-type="float" office:value="32" calcext:value-type="float">
            <text:p>32.00</text:p>
          </table:table-cell>
          <table:table-cell office:value-type="float" office:value="9.88474" calcext:value-type="float">
            <text:p>9.88</text:p>
          </table:table-cell>
          <table:table-cell table:formula="of:=[.H34]*0.09/1024 + 0.0000004 * [.F34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5:51:4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table:formula="of:=[.G35]/1024/1024" office:value-type="float" office:value="32" calcext:value-type="float">
            <text:p>32.00</text:p>
          </table:table-cell>
          <table:table-cell office:value-type="float" office:value="2.84032" calcext:value-type="float">
            <text:p>2.84</text:p>
          </table:table-cell>
          <table:table-cell table:formula="of:=[.H35]*0.09/1024 + 0.0000004 * [.F35]" office:value-type="float" office:value="0.002838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52:04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36]/1024/1024" office:value-type="float" office:value="255.890625" calcext:value-type="float">
            <text:p>255.89</text:p>
          </table:table-cell>
          <table:table-cell office:value-type="float" office:value="36.3493" calcext:value-type="float">
            <text:p>36.35</text:p>
          </table:table-cell>
          <table:table-cell table:formula="of:=[.H36]*0.09/1024 + 0.0000004 * [.F36]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Fri Jun 10 15:52:5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37]/1024/1024" office:value-type="float" office:value="60" calcext:value-type="float">
            <text:p>60.00</text:p>
          </table:table-cell>
          <table:table-cell office:value-type="float" office:value="4.45268" calcext:value-type="float">
            <text:p>4.45</text:p>
          </table:table-cell>
          <table:table-cell table:formula="of:=[.H37]*0.09/1024 + 0.0000004 * [.F37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5:53:1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38]/1024/1024" office:value-type="float" office:value="32" calcext:value-type="float">
            <text:p>32.00</text:p>
          </table:table-cell>
          <table:table-cell office:value-type="float" office:value="8.70458" calcext:value-type="float">
            <text:p>8.70</text:p>
          </table:table-cell>
          <table:table-cell table:formula="of:=[.H38]*0.09/1024 + 0.0000004 * [.F38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5:53:2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39]/1024/1024" office:value-type="float" office:value="256" calcext:value-type="float">
            <text:p>256.00</text:p>
          </table:table-cell>
          <table:table-cell office:value-type="float" office:value="5.20467" calcext:value-type="float">
            <text:p>5.20</text:p>
          </table:table-cell>
          <table:table-cell table:formula="of:=[.H39]*0.09/1024 + 0.0000004 * [.F39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53:4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40]/1024/1024" office:value-type="float" office:value="32" calcext:value-type="float">
            <text:p>32.00</text:p>
          </table:table-cell>
          <table:table-cell office:value-type="float" office:value="13.3657" calcext:value-type="float">
            <text:p>13.37</text:p>
          </table:table-cell>
          <table:table-cell table:formula="of:=[.H40]*0.09/1024 + 0.0000004 * [.F40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5:54:0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41]/1024/1024" office:value-type="float" office:value="256" calcext:value-type="float">
            <text:p>256.00</text:p>
          </table:table-cell>
          <table:table-cell office:value-type="float" office:value="5.92075" calcext:value-type="float">
            <text:p>5.92</text:p>
          </table:table-cell>
          <table:table-cell table:formula="of:=[.H41]*0.09/1024 + 0.0000004 * [.F41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54:2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42]/1024/1024" office:value-type="float" office:value="60" calcext:value-type="float">
            <text:p>60.00</text:p>
          </table:table-cell>
          <table:table-cell office:value-type="float" office:value="4.56584" calcext:value-type="float">
            <text:p>4.57</text:p>
          </table:table-cell>
          <table:table-cell table:formula="of:=[.H42]*0.09/1024 + 0.0000004 * [.F42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5:54:4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43]/1024/1024" office:value-type="float" office:value="32" calcext:value-type="float">
            <text:p>32.00</text:p>
          </table:table-cell>
          <table:table-cell office:value-type="float" office:value="3.92439" calcext:value-type="float">
            <text:p>3.92</text:p>
          </table:table-cell>
          <table:table-cell table:formula="of:=[.H43]*0.09/1024 + 0.0000004 * [.F43]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54:5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44]/1024/1024" office:value-type="float" office:value="32" calcext:value-type="float">
            <text:p>32.00</text:p>
          </table:table-cell>
          <table:table-cell office:value-type="float" office:value="5.16314" calcext:value-type="float">
            <text:p>5.16</text:p>
          </table:table-cell>
          <table:table-cell table:formula="of:=[.H44]*0.09/1024 + 0.0000004 * [.F44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55:16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45]/1024/1024" office:value-type="float" office:value="32" calcext:value-type="float">
            <text:p>32.00</text:p>
          </table:table-cell>
          <table:table-cell office:value-type="float" office:value="4.7156" calcext:value-type="float">
            <text:p>4.72</text:p>
          </table:table-cell>
          <table:table-cell table:formula="of:=[.H45]*0.09/1024 + 0.0000004 * [.F45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55:34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46]/1024/1024" office:value-type="float" office:value="32" calcext:value-type="float">
            <text:p>32.00</text:p>
          </table:table-cell>
          <table:table-cell office:value-type="float" office:value="10.0233" calcext:value-type="float">
            <text:p>10.02</text:p>
          </table:table-cell>
          <table:table-cell table:formula="of:=[.H46]*0.09/1024 + 0.0000004 * [.F46]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5:55:5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47]/1024/1024" office:value-type="float" office:value="32" calcext:value-type="float">
            <text:p>32.00</text:p>
          </table:table-cell>
          <table:table-cell office:value-type="float" office:value="9.92493" calcext:value-type="float">
            <text:p>9.92</text:p>
          </table:table-cell>
          <table:table-cell table:formula="of:=[.H47]*0.09/1024 + 0.0000004 * [.F47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5:56:1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48]/1024/1024" office:value-type="float" office:value="136" calcext:value-type="float">
            <text:p>136.00</text:p>
          </table:table-cell>
          <table:table-cell office:value-type="float" office:value="5.68353" calcext:value-type="float">
            <text:p>5.68</text:p>
          </table:table-cell>
          <table:table-cell table:formula="of:=[.H48]*0.09/1024 + 0.0000004 * [.F48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5:56:29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49]/1024/1024" office:value-type="float" office:value="63.9375" calcext:value-type="float">
            <text:p>63.94</text:p>
          </table:table-cell>
          <table:table-cell office:value-type="float" office:value="20.5791" calcext:value-type="float">
            <text:p>20.58</text:p>
          </table:table-cell>
          <table:table-cell table:formula="of:=[.H49]*0.09/1024 + 0.0000004 * [.F49]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57:0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50]/1024/1024" office:value-type="float" office:value="256" calcext:value-type="float">
            <text:p>256.00</text:p>
          </table:table-cell>
          <table:table-cell office:value-type="float" office:value="6.66412" calcext:value-type="float">
            <text:p>6.66</text:p>
          </table:table-cell>
          <table:table-cell table:formula="of:=[.H50]*0.09/1024 + 0.0000004 * [.F50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57:2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51]/1024/1024" office:value-type="float" office:value="72" calcext:value-type="float">
            <text:p>72.00</text:p>
          </table:table-cell>
          <table:table-cell office:value-type="float" office:value="5.0501" calcext:value-type="float">
            <text:p>5.05</text:p>
          </table:table-cell>
          <table:table-cell table:formula="of:=[.H51]*0.09/1024 + 0.0000004 * [.F51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5:57:3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52]/1024/1024" office:value-type="float" office:value="256" calcext:value-type="float">
            <text:p>256.00</text:p>
          </table:table-cell>
          <table:table-cell office:value-type="float" office:value="6.8213" calcext:value-type="float">
            <text:p>6.82</text:p>
          </table:table-cell>
          <table:table-cell table:formula="of:=[.H52]*0.09/1024 + 0.0000004 * [.F52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5:57:56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53]/1024/1024" office:value-type="float" office:value="2047.876953125" calcext:value-type="float">
            <text:p>2,047.88</text:p>
          </table:table-cell>
          <table:table-cell office:value-type="float" office:value="389.36" calcext:value-type="float">
            <text:p>389.36</text:p>
          </table:table-cell>
          <table:table-cell table:formula="of:=[.H53]*0.09/1024 + 0.0000004 * [.F53]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Fri Jun 10 16:04:29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34217728" calcext:value-type="float">
            <text:p>134217728</text:p>
          </table:table-cell>
          <table:table-cell table:formula="of:=[.G54]/1024/1024" office:value-type="float" office:value="128" calcext:value-type="float">
            <text:p>128.00</text:p>
          </table:table-cell>
          <table:table-cell office:value-type="float" office:value="5.06862" calcext:value-type="float">
            <text:p>5.07</text:p>
          </table:table-cell>
          <table:table-cell table:formula="of:=[.H54]*0.09/1024 + 0.0000004 * [.F54]" office:value-type="float" office:value="0.0112636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6:04:4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55]/1024/1024" office:value-type="float" office:value="256" calcext:value-type="float">
            <text:p>256.00</text:p>
          </table:table-cell>
          <table:table-cell office:value-type="float" office:value="6.68199" calcext:value-type="float">
            <text:p>6.68</text:p>
          </table:table-cell>
          <table:table-cell table:formula="of:=[.H55]*0.09/1024 + 0.0000004 * [.F55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6:05:05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56]/1024/1024" office:value-type="float" office:value="255.890625" calcext:value-type="float">
            <text:p>255.89</text:p>
          </table:table-cell>
          <table:table-cell office:value-type="float" office:value="77.4823" calcext:value-type="float">
            <text:p>77.48</text:p>
          </table:table-cell>
          <table:table-cell table:formula="of:=[.H56]*0.09/1024 + 0.0000004 * [.F56]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Fri Jun 10 16:06:3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57]/1024/1024" office:value-type="float" office:value="63.9375" calcext:value-type="float">
            <text:p>63.94</text:p>
          </table:table-cell>
          <table:table-cell office:value-type="float" office:value="18.6431" calcext:value-type="float">
            <text:p>18.64</text:p>
          </table:table-cell>
          <table:table-cell table:formula="of:=[.H57]*0.09/1024 + 0.0000004 * [.F57]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07:1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35651584" calcext:value-type="float">
            <text:p>35651584</text:p>
          </table:table-cell>
          <table:table-cell table:formula="of:=[.G58]/1024/1024" office:value-type="float" office:value="34" calcext:value-type="float">
            <text:p>34.00</text:p>
          </table:table-cell>
          <table:table-cell office:value-type="float" office:value="3.37477" calcext:value-type="float">
            <text:p>3.37</text:p>
          </table:table-cell>
          <table:table-cell table:formula="of:=[.H58]*0.09/1024 + 0.0000004 * [.F58]" office:value-type="float" office:value="0.003001881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07:3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9216" calcext:value-type="float">
            <text:p>9216</text:p>
          </table:table-cell>
          <table:table-cell office:value-type="float" office:value="33554432" calcext:value-type="float">
            <text:p>33554432</text:p>
          </table:table-cell>
          <table:table-cell table:formula="of:=[.G59]/1024/1024" office:value-type="float" office:value="32" calcext:value-type="float">
            <text:p>32.00</text:p>
          </table:table-cell>
          <table:table-cell office:value-type="float" office:value="4.71715" calcext:value-type="float">
            <text:p>4.72</text:p>
          </table:table-cell>
          <table:table-cell table:formula="of:=[.H59]*0.09/1024 + 0.0000004 * [.F59]" office:value-type="float" office:value="0.0064989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07:4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table:formula="of:=[.G60]/1024/1024" office:value-type="float" office:value="32" calcext:value-type="float">
            <text:p>32.00</text:p>
          </table:table-cell>
          <table:table-cell office:value-type="float" office:value="24.8485" calcext:value-type="float">
            <text:p>24.85</text:p>
          </table:table-cell>
          <table:table-cell table:formula="of:=[.H60]*0.09/1024 + 0.0000004 * [.F60]" office:value-type="float" office:value="0.0290269" calcext:value-type="float">
            <text:p>0.029</text:p>
          </table:table-cell>
        </table:table-row>
        <table:table-row table:style-name="ro1">
          <table:table-cell office:value-type="string" calcext:value-type="string">
            <text:p>Fri Jun 10 16:08:2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41943040" calcext:value-type="float">
            <text:p>41943040</text:p>
          </table:table-cell>
          <table:table-cell table:formula="of:=[.G61]/1024/1024" office:value-type="float" office:value="40" calcext:value-type="float">
            <text:p>40.00</text:p>
          </table:table-cell>
          <table:table-cell office:value-type="float" office:value="3.4128" calcext:value-type="float">
            <text:p>3.41</text:p>
          </table:table-cell>
          <table:table-cell table:formula="of:=[.H61]*0.09/1024 + 0.0000004 * [.F61]" office:value-type="float" office:value="0.00352162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08:39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50331648" calcext:value-type="float">
            <text:p>50331648</text:p>
          </table:table-cell>
          <table:table-cell table:formula="of:=[.G62]/1024/1024" office:value-type="float" office:value="48" calcext:value-type="float">
            <text:p>48.00</text:p>
          </table:table-cell>
          <table:table-cell office:value-type="float" office:value="3.88175" calcext:value-type="float">
            <text:p>3.88</text:p>
          </table:table-cell>
          <table:table-cell table:formula="of:=[.H62]*0.09/1024 + 0.0000004 * [.F62]" office:value-type="float" office:value="0.0042247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08:5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35651584" calcext:value-type="float">
            <text:p>35651584</text:p>
          </table:table-cell>
          <table:table-cell table:formula="of:=[.G63]/1024/1024" office:value-type="float" office:value="34" calcext:value-type="float">
            <text:p>34.00</text:p>
          </table:table-cell>
          <table:table-cell office:value-type="float" office:value="4.07793" calcext:value-type="float">
            <text:p>4.08</text:p>
          </table:table-cell>
          <table:table-cell table:formula="of:=[.H63]*0.09/1024 + 0.0000004 * [.F63]" office:value-type="float" office:value="0.003001881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09:15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64]/1024/1024" office:value-type="float" office:value="60" calcext:value-type="float">
            <text:p>60.00</text:p>
          </table:table-cell>
          <table:table-cell office:value-type="float" office:value="4.34635" calcext:value-type="float">
            <text:p>4.35</text:p>
          </table:table-cell>
          <table:table-cell table:formula="of:=[.H64]*0.09/1024 + 0.0000004 * [.F64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6:09:33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65]/1024/1024" office:value-type="float" office:value="60" calcext:value-type="float">
            <text:p>60.00</text:p>
          </table:table-cell>
          <table:table-cell office:value-type="float" office:value="4.88054" calcext:value-type="float">
            <text:p>4.88</text:p>
          </table:table-cell>
          <table:table-cell table:formula="of:=[.H65]*0.09/1024 + 0.0000004 * [.F65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6:09:51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66]/1024/1024" office:value-type="float" office:value="32" calcext:value-type="float">
            <text:p>32.00</text:p>
          </table:table-cell>
          <table:table-cell office:value-type="float" office:value="5.38454" calcext:value-type="float">
            <text:p>5.38</text:p>
          </table:table-cell>
          <table:table-cell table:formula="of:=[.H66]*0.09/1024 + 0.0000004 * [.F66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10:09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67]/1024/1024" office:value-type="float" office:value="136" calcext:value-type="float">
            <text:p>136.00</text:p>
          </table:table-cell>
          <table:table-cell office:value-type="float" office:value="5.71898" calcext:value-type="float">
            <text:p>5.72</text:p>
          </table:table-cell>
          <table:table-cell table:formula="of:=[.H67]*0.09/1024 + 0.0000004 * [.F67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6:10:2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table:formula="of:=[.G68]/1024/1024" office:value-type="float" office:value="32" calcext:value-type="float">
            <text:p>32.00</text:p>
          </table:table-cell>
          <table:table-cell office:value-type="float" office:value="27.9162" calcext:value-type="float">
            <text:p>27.92</text:p>
          </table:table-cell>
          <table:table-cell table:formula="of:=[.H68]*0.09/1024 + 0.0000004 * [.F68]" office:value-type="float" office:value="0.0290269" calcext:value-type="float">
            <text:p>0.029</text:p>
          </table:table-cell>
        </table:table-row>
        <table:table-row table:style-name="ro1">
          <table:table-cell office:value-type="string" calcext:value-type="string">
            <text:p>Fri Jun 10 16:11:0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2288" calcext:value-type="float">
            <text:p>12288</text:p>
          </table:table-cell>
          <table:table-cell office:value-type="float" office:value="33554432" calcext:value-type="float">
            <text:p>33554432</text:p>
          </table:table-cell>
          <table:table-cell table:formula="of:=[.G69]/1024/1024" office:value-type="float" office:value="32" calcext:value-type="float">
            <text:p>32.00</text:p>
          </table:table-cell>
          <table:table-cell office:value-type="float" office:value="5.41707" calcext:value-type="float">
            <text:p>5.42</text:p>
          </table:table-cell>
          <table:table-cell table:formula="of:=[.H69]*0.09/1024 + 0.0000004 * [.F69]" office:value-type="float" office:value="0.0077277" calcext:value-type="float">
            <text:p>0.008</text:p>
          </table:table-cell>
        </table:table-row>
        <table:table-row table:style-name="ro1">
          <table:table-cell office:value-type="string" calcext:value-type="string">
            <text:p>Fri Jun 10 16:11:1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70]/1024/1024" office:value-type="float" office:value="1023.87890625" calcext:value-type="float">
            <text:p>1,023.88</text:p>
          </table:table-cell>
          <table:table-cell office:value-type="float" office:value="196.253" calcext:value-type="float">
            <text:p>196.25</text:p>
          </table:table-cell>
          <table:table-cell table:formula="of:=[.H70]*0.09/1024 + 0.0000004 * [.F70]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Fri Jun 10 16:14:5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71]/1024/1024" office:value-type="float" office:value="32" calcext:value-type="float">
            <text:p>32.00</text:p>
          </table:table-cell>
          <table:table-cell office:value-type="float" office:value="9.91179" calcext:value-type="float">
            <text:p>9.91</text:p>
          </table:table-cell>
          <table:table-cell table:formula="of:=[.H71]*0.09/1024 + 0.0000004 * [.F71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6:15:1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72]/1024/1024" office:value-type="float" office:value="72" calcext:value-type="float">
            <text:p>72.00</text:p>
          </table:table-cell>
          <table:table-cell office:value-type="float" office:value="5.15528" calcext:value-type="float">
            <text:p>5.16</text:p>
          </table:table-cell>
          <table:table-cell table:formula="of:=[.H72]*0.09/1024 + 0.0000004 * [.F72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15:2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0240" calcext:value-type="float">
            <text:p>10240</text:p>
          </table:table-cell>
          <table:table-cell office:value-type="float" office:value="33554432" calcext:value-type="float">
            <text:p>33554432</text:p>
          </table:table-cell>
          <table:table-cell table:formula="of:=[.G73]/1024/1024" office:value-type="float" office:value="32" calcext:value-type="float">
            <text:p>32.00</text:p>
          </table:table-cell>
          <table:table-cell office:value-type="float" office:value="5.24279" calcext:value-type="float">
            <text:p>5.24</text:p>
          </table:table-cell>
          <table:table-cell table:formula="of:=[.H73]*0.09/1024 + 0.0000004 * [.F73]" office:value-type="float" office:value="0.0069085" calcext:value-type="float">
            <text:p>0.007</text:p>
          </table:table-cell>
        </table:table-row>
        <table:table-row table:style-name="ro1">
          <table:table-cell office:value-type="string" calcext:value-type="string">
            <text:p>Fri Jun 10 16:15:46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74]/1024/1024" office:value-type="float" office:value="32" calcext:value-type="float">
            <text:p>32.00</text:p>
          </table:table-cell>
          <table:table-cell office:value-type="float" office:value="9.48761" calcext:value-type="float">
            <text:p>9.49</text:p>
          </table:table-cell>
          <table:table-cell table:formula="of:=[.H74]*0.09/1024 + 0.0000004 * [.F74]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16:0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75]/1024/1024" office:value-type="float" office:value="256" calcext:value-type="float">
            <text:p>256.00</text:p>
          </table:table-cell>
          <table:table-cell office:value-type="float" office:value="6.35388" calcext:value-type="float">
            <text:p>6.35</text:p>
          </table:table-cell>
          <table:table-cell table:formula="of:=[.H75]*0.09/1024 + 0.0000004 * [.F75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6:16:2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76]/1024/1024" office:value-type="float" office:value="2047.876953125" calcext:value-type="float">
            <text:p>2,047.88</text:p>
          </table:table-cell>
          <table:table-cell office:value-type="float" office:value="334.231" calcext:value-type="float">
            <text:p>334.23</text:p>
          </table:table-cell>
          <table:table-cell table:formula="of:=[.H76]*0.09/1024 + 0.0000004 * [.F76]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Fri Jun 10 16:22:1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77]/1024/1024" office:value-type="float" office:value="1023.87890625" calcext:value-type="float">
            <text:p>1,023.88</text:p>
          </table:table-cell>
          <table:table-cell office:value-type="float" office:value="235.87" calcext:value-type="float">
            <text:p>235.87</text:p>
          </table:table-cell>
          <table:table-cell table:formula="of:=[.H77]*0.09/1024 + 0.0000004 * [.F77]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Fri Jun 10 16:26:1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4" calcext:value-type="float">
            <text:p>64</text:p>
          </table:table-cell>
          <table:table-cell office:value-type="float" office:value="268435456" calcext:value-type="float">
            <text:p>268435456</text:p>
          </table:table-cell>
          <table:table-cell table:formula="of:=[.G78]/1024/1024" office:value-type="float" office:value="256" calcext:value-type="float">
            <text:p>256.00</text:p>
          </table:table-cell>
          <table:table-cell office:value-type="float" office:value="6.1782" calcext:value-type="float">
            <text:p>6.18</text:p>
          </table:table-cell>
          <table:table-cell table:formula="of:=[.H78]*0.09/1024 + 0.0000004 * [.F78]" office:value-type="float" office:value="0.0225256" calcext:value-type="float">
            <text:p>0.023</text:p>
          </table:table-cell>
        </table:table-row>
        <table:table-row table:style-name="ro1">
          <table:table-cell office:value-type="string" calcext:value-type="string">
            <text:p>Fri Jun 10 16:26:3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8704" calcext:value-type="float">
            <text:p>8704</text:p>
          </table:table-cell>
          <table:table-cell office:value-type="float" office:value="33554432" calcext:value-type="float">
            <text:p>33554432</text:p>
          </table:table-cell>
          <table:table-cell table:formula="of:=[.G79]/1024/1024" office:value-type="float" office:value="32" calcext:value-type="float">
            <text:p>32.00</text:p>
          </table:table-cell>
          <table:table-cell office:value-type="float" office:value="4.73403" calcext:value-type="float">
            <text:p>4.73</text:p>
          </table:table-cell>
          <table:table-cell table:formula="of:=[.H79]*0.09/1024 + 0.0000004 * [.F79]" office:value-type="float" office:value="0.0062941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26:5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35651584" calcext:value-type="float">
            <text:p>35651584</text:p>
          </table:table-cell>
          <table:table-cell table:formula="of:=[.G80]/1024/1024" office:value-type="float" office:value="34" calcext:value-type="float">
            <text:p>34.00</text:p>
          </table:table-cell>
          <table:table-cell office:value-type="float" office:value="4.13302" calcext:value-type="float">
            <text:p>4.13</text:p>
          </table:table-cell>
          <table:table-cell table:formula="of:=[.H80]*0.09/1024 + 0.0000004 * [.F80]" office:value-type="float" office:value="0.003001881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27:0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34217728" calcext:value-type="float">
            <text:p>134217728</text:p>
          </table:table-cell>
          <table:table-cell table:formula="of:=[.G81]/1024/1024" office:value-type="float" office:value="128" calcext:value-type="float">
            <text:p>128.00</text:p>
          </table:table-cell>
          <table:table-cell office:value-type="float" office:value="5.13778" calcext:value-type="float">
            <text:p>5.14</text:p>
          </table:table-cell>
          <table:table-cell table:formula="of:=[.H81]*0.09/1024 + 0.0000004 * [.F81]" office:value-type="float" office:value="0.0112636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6:27:2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0240" calcext:value-type="float">
            <text:p>10240</text:p>
          </table:table-cell>
          <table:table-cell office:value-type="float" office:value="33554432" calcext:value-type="float">
            <text:p>33554432</text:p>
          </table:table-cell>
          <table:table-cell table:formula="of:=[.G82]/1024/1024" office:value-type="float" office:value="32" calcext:value-type="float">
            <text:p>32.00</text:p>
          </table:table-cell>
          <table:table-cell office:value-type="float" office:value="5.06063" calcext:value-type="float">
            <text:p>5.06</text:p>
          </table:table-cell>
          <table:table-cell table:formula="of:=[.H82]*0.09/1024 + 0.0000004 * [.F82]" office:value-type="float" office:value="0.0069085" calcext:value-type="float">
            <text:p>0.007</text:p>
          </table:table-cell>
        </table:table-row>
        <table:table-row table:style-name="ro1">
          <table:table-cell office:value-type="string" calcext:value-type="string">
            <text:p>Fri Jun 10 16:27:44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83]/1024/1024" office:value-type="float" office:value="32" calcext:value-type="float">
            <text:p>32.00</text:p>
          </table:table-cell>
          <table:table-cell office:value-type="float" office:value="10.3048" calcext:value-type="float">
            <text:p>10.30</text:p>
          </table:table-cell>
          <table:table-cell table:formula="of:=[.H83]*0.09/1024 + 0.0000004 * [.F83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6:28:0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84]/1024/1024" office:value-type="float" office:value="32" calcext:value-type="float">
            <text:p>32.00</text:p>
          </table:table-cell>
          <table:table-cell office:value-type="float" office:value="4.01843" calcext:value-type="float">
            <text:p>4.02</text:p>
          </table:table-cell>
          <table:table-cell table:formula="of:=[.H84]*0.09/1024 + 0.0000004 * [.F84]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28:2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85]/1024/1024" office:value-type="float" office:value="511.8828125" calcext:value-type="float">
            <text:p>511.88</text:p>
          </table:table-cell>
          <table:table-cell office:value-type="float" office:value="124.063" calcext:value-type="float">
            <text:p>124.06</text:p>
          </table:table-cell>
          <table:table-cell table:formula="of:=[.H85]*0.09/1024 + 0.0000004 * [.F85]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Fri Jun 10 16:30:3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86]/1024/1024" office:value-type="float" office:value="136" calcext:value-type="float">
            <text:p>136.00</text:p>
          </table:table-cell>
          <table:table-cell office:value-type="float" office:value="4.93401" calcext:value-type="float">
            <text:p>4.93</text:p>
          </table:table-cell>
          <table:table-cell table:formula="of:=[.H86]*0.09/1024 + 0.0000004 * [.F86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6:30:5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50331648" calcext:value-type="float">
            <text:p>50331648</text:p>
          </table:table-cell>
          <table:table-cell table:formula="of:=[.G87]/1024/1024" office:value-type="float" office:value="48" calcext:value-type="float">
            <text:p>48.00</text:p>
          </table:table-cell>
          <table:table-cell office:value-type="float" office:value="5.13681" calcext:value-type="float">
            <text:p>5.14</text:p>
          </table:table-cell>
          <table:table-cell table:formula="of:=[.H87]*0.09/1024 + 0.0000004 * [.F87]" office:value-type="float" office:value="0.0042247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31:1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88]/1024/1024" office:value-type="float" office:value="32" calcext:value-type="float">
            <text:p>32.00</text:p>
          </table:table-cell>
          <table:table-cell office:value-type="float" office:value="5.42709" calcext:value-type="float">
            <text:p>5.43</text:p>
          </table:table-cell>
          <table:table-cell table:formula="of:=[.H88]*0.09/1024 + 0.0000004 * [.F88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31:3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2288" calcext:value-type="float">
            <text:p>12288</text:p>
          </table:table-cell>
          <table:table-cell office:value-type="float" office:value="33554432" calcext:value-type="float">
            <text:p>33554432</text:p>
          </table:table-cell>
          <table:table-cell table:formula="of:=[.G89]/1024/1024" office:value-type="float" office:value="32" calcext:value-type="float">
            <text:p>32.00</text:p>
          </table:table-cell>
          <table:table-cell office:value-type="float" office:value="5.47274" calcext:value-type="float">
            <text:p>5.47</text:p>
          </table:table-cell>
          <table:table-cell table:formula="of:=[.H89]*0.09/1024 + 0.0000004 * [.F89]" office:value-type="float" office:value="0.0077277" calcext:value-type="float">
            <text:p>0.008</text:p>
          </table:table-cell>
        </table:table-row>
        <table:table-row table:style-name="ro1">
          <table:table-cell office:value-type="string" calcext:value-type="string">
            <text:p>Fri Jun 10 16:31:5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90]/1024/1024" office:value-type="float" office:value="32" calcext:value-type="float">
            <text:p>32.00</text:p>
          </table:table-cell>
          <table:table-cell office:value-type="float" office:value="5.35898" calcext:value-type="float">
            <text:p>5.36</text:p>
          </table:table-cell>
          <table:table-cell table:formula="of:=[.H90]*0.09/1024 + 0.0000004 * [.F90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32:09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91]/1024/1024" office:value-type="float" office:value="32" calcext:value-type="float">
            <text:p>32.00</text:p>
          </table:table-cell>
          <table:table-cell office:value-type="float" office:value="2.8776" calcext:value-type="float">
            <text:p>2.88</text:p>
          </table:table-cell>
          <table:table-cell table:formula="of:=[.H91]*0.09/1024 + 0.0000004 * [.F91]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32:27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92]/1024/1024" office:value-type="float" office:value="4095.8759765625" calcext:value-type="float">
            <text:p>4,095.88</text:p>
          </table:table-cell>
          <table:table-cell office:value-type="float" office:value="530.06" calcext:value-type="float">
            <text:p>530.06</text:p>
          </table:table-cell>
          <table:table-cell table:formula="of:=[.H92]*0.09/1024 + 0.0000004 * [.F92]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Fri Jun 10 16:41:3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93]/1024/1024" office:value-type="float" office:value="63.9375" calcext:value-type="float">
            <text:p>63.94</text:p>
          </table:table-cell>
          <table:table-cell office:value-type="float" office:value="19.2288" calcext:value-type="float">
            <text:p>19.23</text:p>
          </table:table-cell>
          <table:table-cell table:formula="of:=[.H93]*0.09/1024 + 0.0000004 * [.F93]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42:03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9216" calcext:value-type="float">
            <text:p>9216</text:p>
          </table:table-cell>
          <table:table-cell office:value-type="float" office:value="33554432" calcext:value-type="float">
            <text:p>33554432</text:p>
          </table:table-cell>
          <table:table-cell table:formula="of:=[.G94]/1024/1024" office:value-type="float" office:value="32" calcext:value-type="float">
            <text:p>32.00</text:p>
          </table:table-cell>
          <table:table-cell office:value-type="float" office:value="5.07604" calcext:value-type="float">
            <text:p>5.08</text:p>
          </table:table-cell>
          <table:table-cell table:formula="of:=[.H94]*0.09/1024 + 0.0000004 * [.F94]" office:value-type="float" office:value="0.0064989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42:21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95]/1024/1024" office:value-type="float" office:value="136" calcext:value-type="float">
            <text:p>136.00</text:p>
          </table:table-cell>
          <table:table-cell office:value-type="float" office:value="5.84012" calcext:value-type="float">
            <text:p>5.84</text:p>
          </table:table-cell>
          <table:table-cell table:formula="of:=[.H95]*0.09/1024 + 0.0000004 * [.F95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6:42:39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96]/1024/1024" office:value-type="float" office:value="255.890625" calcext:value-type="float">
            <text:p>255.89</text:p>
          </table:table-cell>
          <table:table-cell office:value-type="float" office:value="72.0662" calcext:value-type="float">
            <text:p>72.07</text:p>
          </table:table-cell>
          <table:table-cell table:formula="of:=[.H96]*0.09/1024 + 0.0000004 * [.F96]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Fri Jun 10 16:43:57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37748736" calcext:value-type="float">
            <text:p>37748736</text:p>
          </table:table-cell>
          <table:table-cell table:formula="of:=[.G97]/1024/1024" office:value-type="float" office:value="36" calcext:value-type="float">
            <text:p>36.00</text:p>
          </table:table-cell>
          <table:table-cell office:value-type="float" office:value="3.76882" calcext:value-type="float">
            <text:p>3.77</text:p>
          </table:table-cell>
          <table:table-cell table:formula="of:=[.H97]*0.09/1024 + 0.0000004 * [.F97]" office:value-type="float" office:value="0.00317126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44:1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98]/1024/1024" office:value-type="float" office:value="72" calcext:value-type="float">
            <text:p>72.00</text:p>
          </table:table-cell>
          <table:table-cell office:value-type="float" office:value="4.43881" calcext:value-type="float">
            <text:p>4.44</text:p>
          </table:table-cell>
          <table:table-cell table:formula="of:=[.H98]*0.09/1024 + 0.0000004 * [.F98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44:34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99]/1024/1024" office:value-type="float" office:value="32" calcext:value-type="float">
            <text:p>32.00</text:p>
          </table:table-cell>
          <table:table-cell office:value-type="float" office:value="3.90138" calcext:value-type="float">
            <text:p>3.90</text:p>
          </table:table-cell>
          <table:table-cell table:formula="of:=[.H99]*0.09/1024 + 0.0000004 * [.F99]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44:5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100]/1024/1024" office:value-type="float" office:value="32" calcext:value-type="float">
            <text:p>32.00</text:p>
          </table:table-cell>
          <table:table-cell office:value-type="float" office:value="4.94151" calcext:value-type="float">
            <text:p>4.94</text:p>
          </table:table-cell>
          <table:table-cell table:formula="of:=[.H100]*0.09/1024 + 0.0000004 * [.F100]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45:1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101]/1024/1024" office:value-type="float" office:value="32" calcext:value-type="float">
            <text:p>32.00</text:p>
          </table:table-cell>
          <table:table-cell office:value-type="float" office:value="3.87585" calcext:value-type="float">
            <text:p>3.88</text:p>
          </table:table-cell>
          <table:table-cell table:formula="of:=[.H101]*0.09/1024 + 0.0000004 * [.F101]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45:2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102]/1024/1024" office:value-type="float" office:value="4095.8759765625" calcext:value-type="float">
            <text:p>4,095.88</text:p>
          </table:table-cell>
          <table:table-cell office:value-type="float" office:value="566.922" calcext:value-type="float">
            <text:p>566.92</text:p>
          </table:table-cell>
          <table:table-cell table:formula="of:=[.H102]*0.09/1024 + 0.0000004 * [.F102]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Fri Jun 10 16:55:01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03]/1024/1024" office:value-type="float" office:value="32" calcext:value-type="float">
            <text:p>32.00</text:p>
          </table:table-cell>
          <table:table-cell office:value-type="float" office:value="17.214" calcext:value-type="float">
            <text:p>17.21</text:p>
          </table:table-cell>
          <table:table-cell table:formula="of:=[.H103]*0.09/1024 + 0.0000004 * [.F103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6:55:3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table:formula="of:=[.G104]/1024/1024" office:value-type="float" office:value="64" calcext:value-type="float">
            <text:p>64.00</text:p>
          </table:table-cell>
          <table:table-cell office:value-type="float" office:value="5.43556" calcext:value-type="float">
            <text:p>5.44</text:p>
          </table:table-cell>
          <table:table-cell table:formula="of:=[.H104]*0.09/1024 + 0.0000004 * [.F104]" office:value-type="float" office:value="0.0056322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55:5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[768, 512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105]/1024/1024" office:value-type="float" office:value="136" calcext:value-type="float">
            <text:p>136.00</text:p>
          </table:table-cell>
          <table:table-cell office:value-type="float" office:value="5.64646" calcext:value-type="float">
            <text:p>5.65</text:p>
          </table:table-cell>
          <table:table-cell table:formula="of:=[.H105]*0.09/1024 + 0.0000004 * [.F105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6:56:11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106]/1024/1024" office:value-type="float" office:value="32" calcext:value-type="float">
            <text:p>32.00</text:p>
          </table:table-cell>
          <table:table-cell office:value-type="float" office:value="3.88463" calcext:value-type="float">
            <text:p>3.88</text:p>
          </table:table-cell>
          <table:table-cell table:formula="of:=[.H106]*0.09/1024 + 0.0000004 * [.F106]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56:29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62914560" calcext:value-type="float">
            <text:p>62914560</text:p>
          </table:table-cell>
          <table:table-cell table:formula="of:=[.G107]/1024/1024" office:value-type="float" office:value="60" calcext:value-type="float">
            <text:p>60.00</text:p>
          </table:table-cell>
          <table:table-cell office:value-type="float" office:value="4.3644" calcext:value-type="float">
            <text:p>4.36</text:p>
          </table:table-cell>
          <table:table-cell table:formula="of:=[.H107]*0.09/1024 + 0.0000004 * [.F107]" office:value-type="float" office:value="0.0052794375" calcext:value-type="float">
            <text:p>0.005</text:p>
          </table:table-cell>
        </table:table-row>
        <table:table-row table:style-name="ro1">
          <table:table-cell office:value-type="string" calcext:value-type="string">
            <text:p>Fri Jun 10 16:56:47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08]/1024/1024" office:value-type="float" office:value="32" calcext:value-type="float">
            <text:p>32.00</text:p>
          </table:table-cell>
          <table:table-cell office:value-type="float" office:value="16.0341" calcext:value-type="float">
            <text:p>16.03</text:p>
          </table:table-cell>
          <table:table-cell table:formula="of:=[.H108]*0.09/1024 + 0.0000004 * [.F108]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Fri Jun 10 16:57:20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75497472" calcext:value-type="float">
            <text:p>75497472</text:p>
          </table:table-cell>
          <table:table-cell table:formula="of:=[.G109]/1024/1024" office:value-type="float" office:value="72" calcext:value-type="float">
            <text:p>72.00</text:p>
          </table:table-cell>
          <table:table-cell office:value-type="float" office:value="4.54238" calcext:value-type="float">
            <text:p>4.54</text:p>
          </table:table-cell>
          <table:table-cell table:formula="of:=[.H109]*0.09/1024 + 0.0000004 * [.F109]" office:value-type="float" office:value="0.006335325" calcext:value-type="float">
            <text:p>0.006</text:p>
          </table:table-cell>
        </table:table-row>
        <table:table-row table:style-name="ro1">
          <table:table-cell office:value-type="string" calcext:value-type="string">
            <text:p>Fri Jun 10 16:57:3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512, 512]</text:p>
          </table:table-cell>
          <table:table-cell office:value-type="float" office:value="15" calcext:value-type="float">
            <text:p>15</text:p>
          </table:table-cell>
          <table:table-cell office:value-type="float" office:value="41943040" calcext:value-type="float">
            <text:p>41943040</text:p>
          </table:table-cell>
          <table:table-cell table:formula="of:=[.G110]/1024/1024" office:value-type="float" office:value="40" calcext:value-type="float">
            <text:p>40.00</text:p>
          </table:table-cell>
          <table:table-cell office:value-type="float" office:value="4.29333" calcext:value-type="float">
            <text:p>4.29</text:p>
          </table:table-cell>
          <table:table-cell table:formula="of:=[.H110]*0.09/1024 + 0.0000004 * [.F110]" office:value-type="float" office:value="0.003521625" calcext:value-type="float">
            <text:p>0.004</text:p>
          </table:table-cell>
        </table:table-row>
        <table:table-row table:style-name="ro1">
          <table:table-cell office:value-type="string" calcext:value-type="string">
            <text:p>Fri Jun 10 16:57:56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111]/1024/1024" office:value-type="float" office:value="32" calcext:value-type="float">
            <text:p>32.00</text:p>
          </table:table-cell>
          <table:table-cell office:value-type="float" office:value="4.01461" calcext:value-type="float">
            <text:p>4.01</text:p>
          </table:table-cell>
          <table:table-cell table:formula="of:=[.H111]*0.09/1024 + 0.0000004 * [.F111]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58:1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37748736" calcext:value-type="float">
            <text:p>37748736</text:p>
          </table:table-cell>
          <table:table-cell table:formula="of:=[.G112]/1024/1024" office:value-type="float" office:value="36" calcext:value-type="float">
            <text:p>36.00</text:p>
          </table:table-cell>
          <table:table-cell office:value-type="float" office:value="4.22976" calcext:value-type="float">
            <text:p>4.23</text:p>
          </table:table-cell>
          <table:table-cell table:formula="of:=[.H112]*0.09/1024 + 0.0000004 * [.F112]" office:value-type="float" office:value="0.00317126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6:58:32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2288" calcext:value-type="float">
            <text:p>12288</text:p>
          </table:table-cell>
          <table:table-cell office:value-type="float" office:value="33554432" calcext:value-type="float">
            <text:p>33554432</text:p>
          </table:table-cell>
          <table:table-cell table:formula="of:=[.G113]/1024/1024" office:value-type="float" office:value="32" calcext:value-type="float">
            <text:p>32.00</text:p>
          </table:table-cell>
          <table:table-cell office:value-type="float" office:value="5.75874" calcext:value-type="float">
            <text:p>5.76</text:p>
          </table:table-cell>
          <table:table-cell table:formula="of:=[.H113]*0.09/1024 + 0.0000004 * [.F113]" office:value-type="float" office:value="0.0077277" calcext:value-type="float">
            <text:p>0.008</text:p>
          </table:table-cell>
        </table:table-row>
        <table:table-row table:style-name="ro1">
          <table:table-cell office:value-type="string" calcext:value-type="string">
            <text:p>Fri Jun 10 16:58:50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114]/1024/1024" office:value-type="float" office:value="511.8828125" calcext:value-type="float">
            <text:p>511.88</text:p>
          </table:table-cell>
          <table:table-cell office:value-type="float" office:value="123.581" calcext:value-type="float">
            <text:p>123.58</text:p>
          </table:table-cell>
          <table:table-cell table:formula="of:=[.H114]*0.09/1024 + 0.0000004 * [.F114]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Fri Jun 10 17:01:08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115]/1024/1024" office:value-type="float" office:value="4095.8759765625" calcext:value-type="float">
            <text:p>4,095.88</text:p>
          </table:table-cell>
          <table:table-cell office:value-type="float" office:value="564.281" calcext:value-type="float">
            <text:p>564.28</text:p>
          </table:table-cell>
          <table:table-cell table:formula="of:=[.H115]*0.09/1024 + 0.0000004 * [.F115]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Fri Jun 10 17:10:4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116]/1024/1024" office:value-type="float" office:value="127.90625" calcext:value-type="float">
            <text:p>127.91</text:p>
          </table:table-cell>
          <table:table-cell office:value-type="float" office:value="30.6584" calcext:value-type="float">
            <text:p>30.66</text:p>
          </table:table-cell>
          <table:table-cell table:formula="of:=[.H116]*0.09/1024 + 0.0000004 * [.F116]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Fri Jun 10 17:11:15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[0, 896]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table:formula="of:=[.G117]/1024/1024" office:value-type="float" office:value="32" calcext:value-type="float">
            <text:p>32.00</text:p>
          </table:table-cell>
          <table:table-cell office:value-type="float" office:value="23.4611" calcext:value-type="float">
            <text:p>23.46</text:p>
          </table:table-cell>
          <table:table-cell table:formula="of:=[.H117]*0.09/1024 + 0.0000004 * [.F117]" office:value-type="float" office:value="0.0290269" calcext:value-type="float">
            <text:p>0.029</text:p>
          </table:table-cell>
        </table:table-row>
        <table:table-row table:style-name="ro1">
          <table:table-cell office:value-type="string" calcext:value-type="string">
            <text:p>Fri Jun 10 17:11:48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RANGE per Chun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512, 512]</text:p>
          </table:table-cell>
          <table:table-cell office:value-type="float" office:value="18" calcext:value-type="float">
            <text:p>18</text:p>
          </table:table-cell>
          <table:table-cell office:value-type="float" office:value="37748736" calcext:value-type="float">
            <text:p>37748736</text:p>
          </table:table-cell>
          <table:table-cell table:formula="of:=[.G118]/1024/1024" office:value-type="float" office:value="36" calcext:value-type="float">
            <text:p>36.00</text:p>
          </table:table-cell>
          <table:table-cell office:value-type="float" office:value="4.09979" calcext:value-type="float">
            <text:p>4.10</text:p>
          </table:table-cell>
          <table:table-cell table:formula="of:=[.H118]*0.09/1024 + 0.0000004 * [.F118]" office:value-type="float" office:value="0.0031712625" calcext:value-type="float">
            <text:p>0.003</text:p>
          </table:table-cell>
        </table:table-row>
        <table:table-row table:style-name="ro1">
          <table:table-cell office:value-type="string" calcext:value-type="string">
            <text:p>Fri Jun 10 17:12:06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GET Per Chunk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[512, 768]</text:p>
          </table:table-cell>
          <table:table-cell office:value-type="float" office:value="34" calcext:value-type="float">
            <text:p>34</text:p>
          </table:table-cell>
          <table:table-cell office:value-type="float" office:value="142606336" calcext:value-type="float">
            <text:p>142606336</text:p>
          </table:table-cell>
          <table:table-cell table:formula="of:=[.G119]/1024/1024" office:value-type="float" office:value="136" calcext:value-type="float">
            <text:p>136.00</text:p>
          </table:table-cell>
          <table:table-cell office:value-type="float" office:value="5.3545" calcext:value-type="float">
            <text:p>5.35</text:p>
          </table:table-cell>
          <table:table-cell table:formula="of:=[.H119]*0.09/1024 + 0.0000004 * [.F119]" office:value-type="float" office:value="0.011966725" calcext:value-type="float">
            <text:p>0.012</text:p>
          </table:table-cell>
        </table:table-row>
        <table:table-row table:style-name="ro1">
          <table:table-cell office:value-type="string" calcext:value-type="string">
            <text:p>Fri Jun 10 17:12:24 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ltiple RANGE per Chunk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[512, 512]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120]/1024/1024" office:value-type="float" office:value="32" calcext:value-type="float">
            <text:p>32.00</text:p>
          </table:table-cell>
          <table:table-cell office:value-type="float" office:value="10.0967" calcext:value-type="float">
            <text:p>10.10</text:p>
          </table:table-cell>
          <table:table-cell table:formula="of:=[.H120]*0.09/1024 + 0.0000004 * [.F120]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Fri Jun 10 17:12:42 2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RANGE per Chun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896, 0]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121]/1024/1024" office:value-type="float" office:value="32" calcext:value-type="float">
            <text:p>32.00</text:p>
          </table:table-cell>
          <table:table-cell office:value-type="float" office:value="11.3559" calcext:value-type="float">
            <text:p>11.36</text:p>
          </table:table-cell>
          <table:table-cell table:formula="of:=[.H121]*0.09/1024 + 0.0000004 * [.F121]" office:value-type="float" office:value="0.0028129" calcext:value-type="float">
            <text:p>0.003</text:p>
          </table:table-cell>
        </table:table-row>
        <table:table-row table:style-name="ro1" table:number-rows-repeated="10484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vot Table_out_1" table:style-name="ta1">
        <table:table-column table:style-name="co9" table:default-cell-style-name="ce13"/>
        <table:table-column table:style-name="co10" table:default-cell-style-name="ce19"/>
        <table:table-column table:style-name="co11" table:default-cell-style-name="ce19"/>
        <table:table-column table:style-name="co12" table:default-cell-style-name="ce26"/>
        <table:table-column table:style-name="co13" table:default-cell-style-name="Pivot_20_Table_20_Value"/>
        <table:table-column table:style-name="co10" table:default-cell-style-name="ce98"/>
        <table:table-column table:style-name="co8" table:default-cell-style-name="Default"/>
        <table:table-column table:style-name="co14" table:default-cell-style-name="Default"/>
        <table:table-column table:style-name="co8" table:number-columns-repeated="8" table:default-cell-style-name="Default"/>
        <table:table-row table:style-name="ro1">
          <table:table-cell table:style-name="ce10"/>
          <table:table-cell table:style-name="ce16"/>
          <table:table-cell table:style-name="ce22"/>
          <table:table-cell table:style-name="ce23" office:value-type="string" calcext:value-type="string">
            <text:p>Type</text:p>
          </table:table-cell>
          <table:table-cell table:style-name="ce35"/>
          <table:table-cell table:style-name="ce95"/>
          <table:table-cell table:number-columns-repeated="10"/>
        </table:table-row>
        <table:table-row table:style-name="ro1">
          <table:table-cell table:style-name="ce11" office:value-type="string" calcext:value-type="string">
            <text:p>Data</text:p>
          </table:table-cell>
          <table:table-cell table:style-name="ce17" office:value-type="string" calcext:value-type="string">
            <text:p>Chunking</text:p>
          </table:table-cell>
          <table:table-cell table:style-name="ce17" office:value-type="string" calcext:value-type="string">
            <text:p>Row Size</text:p>
          </table:table-cell>
          <table:table-cell table:style-name="ce24" office:value-type="string" calcext:value-type="string">
            <text:p>Multiple RANGE per Chunk</text:p>
          </table:table-cell>
          <table:table-cell table:style-name="ce36" office:value-type="string" calcext:value-type="string">
            <text:p>One GET Per Chunk</text:p>
          </table:table-cell>
          <table:table-cell table:style-name="ce96" office:value-type="string" calcext:value-type="string">
            <text:p>One RANGE per Chunk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verage - Total Time (s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4.04783" calcext:value-type="float">
            <text:p>4.05</text:p>
          </table:table-cell>
          <table:table-cell table:style-name="ce42"/>
          <table:table-cell table:style-name="ce97" office:value-type="float" office:value="10.2889366666667" calcext:value-type="float">
            <text:p>10.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.95640666666667" calcext:value-type="float">
            <text:p>3.96</text:p>
          </table:table-cell>
          <table:table-cell/>
          <table:table-cell office:value-type="float" office:value="19.4836666666667" calcext:value-type="float">
            <text:p>19.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.54379333333333" calcext:value-type="float">
            <text:p>3.54</text:p>
          </table:table-cell>
          <table:table-cell/>
          <table:table-cell office:value-type="float" office:value="33.8693666666667" calcext:value-type="float">
            <text:p>33.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.88427333333333" calcext:value-type="float">
            <text:p>3.88</text:p>
          </table:table-cell>
          <table:table-cell/>
          <table:table-cell office:value-type="float" office:value="61.9659333333333" calcext:value-type="float">
            <text:p>61.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4986333333333" calcext:value-type="float">
            <text:p>4.45</text:p>
          </table:table-cell>
          <table:table-cell/>
          <table:table-cell office:value-type="float" office:value="132.021333333333" calcext:value-type="float">
            <text:p>132.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5.01388333333333" calcext:value-type="float">
            <text:p>5.01</text:p>
          </table:table-cell>
          <table:table-cell/>
          <table:table-cell office:value-type="float" office:value="208.104" calcext:value-type="float">
            <text:p>208.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0.0381566666667" calcext:value-type="float">
            <text:p>10.04</text:p>
          </table:table-cell>
          <table:table-cell/>
          <table:table-cell office:value-type="float" office:value="354.780333333333" calcext:value-type="float">
            <text:p>354.78</text:p>
          </table:table-cell>
          <table:table-cell table:number-columns-repeated="8"/>
          <table:table-cell office:value-type="string" calcext:value-type="string" table:number-columns-spanned="2" table:number-rows-spanned="1">
            <text:p>Throughput (MB/s)</text:p>
          </table:table-cell>
          <table:covered-table-cell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16.9152333333333" calcext:value-type="float">
            <text:p>16.92</text:p>
          </table:table-cell>
          <table:table-cell table:style-name="ce84"/>
          <table:table-cell table:style-name="ce99" office:value-type="float" office:value="553.754333333333" calcext:value-type="float">
            <text:p>553.75</text:p>
          </table:table-cell>
          <table:table-cell table:number-columns-repeated="8"/>
          <table:table-cell office:value-type="string" calcext:value-type="string">
            <text:p>GET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5.31640333333333" calcext:value-type="float">
            <text:p>5.32</text:p>
          </table:table-cell>
          <table:table-cell table:style-name="ce85" office:value-type="float" office:value="6.59701666666667" calcext:value-type="float">
            <text:p>6.60</text:p>
          </table:table-cell>
          <table:table-cell table:style-name="ce97" office:value-type="float" office:value="3.29909333333333" calcext:value-type="float">
            <text:p>3.30</text:p>
          </table:table-cell>
          <table:table-cell table:number-columns-repeated="8"/>
          <table:table-cell table:formula="of:=[cases.H5]/[cases.E5]" office:value-type="float" office:value="38.8054196214956" calcext:value-type="float">
            <text:p>38.8054196214956</text:p>
          </table:table-cell>
          <table:table-cell table:formula="of:=[cases.I5]/[cases.F5]" office:value-type="float" office:value="9.69963464709497" calcext:value-type="float">
            <text:p>9.69963464709497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.82195666666667" calcext:value-type="float">
            <text:p>4.82</text:p>
          </table:table-cell>
          <table:table-cell table:style-name="ce86" office:value-type="float" office:value="5.68299" calcext:value-type="float">
            <text:p>5.68</text:p>
          </table:table-cell>
          <table:table-cell office:value-type="float" office:value="3.86190666666667" calcext:value-type="float">
            <text:p>3.86</text:p>
          </table:table-cell>
          <table:table-cell table:number-columns-repeated="8"/>
          <table:table-cell table:formula="of:=[cases.H6]/[cases.E6]" office:value-type="float" office:value="23.9310644572663" calcext:value-type="float">
            <text:p>23.9310644572663</text:p>
          </table:table-cell>
          <table:table-cell table:formula="of:=[cases.I6]/[cases.F6]" office:value-type="float" office:value="8.80394140372803" calcext:value-type="float">
            <text:p>8.80394140372803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.87533333333333" calcext:value-type="float">
            <text:p>4.88</text:p>
          </table:table-cell>
          <table:table-cell table:style-name="ce86" office:value-type="float" office:value="5.01595" calcext:value-type="float">
            <text:p>5.02</text:p>
          </table:table-cell>
          <table:table-cell office:value-type="float" office:value="4.03279" calcext:value-type="float">
            <text:p>4.03</text:p>
          </table:table-cell>
          <table:table-cell table:number-columns-repeated="8"/>
          <table:table-cell table:formula="of:=[cases.H7]/[cases.E7]" office:value-type="float" office:value="14.3542100698771" calcext:value-type="float">
            <text:p>14.3542100698771</text:p>
          </table:table-cell>
          <table:table-cell table:formula="of:=[cases.I7]/[cases.F7]" office:value-type="float" office:value="8.92682237359248" calcext:value-type="float">
            <text:p>8.92682237359248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5.28096" calcext:value-type="float">
            <text:p>5.28</text:p>
          </table:table-cell>
          <table:table-cell table:style-name="ce86" office:value-type="float" office:value="4.42553" calcext:value-type="float">
            <text:p>4.43</text:p>
          </table:table-cell>
          <table:table-cell office:value-type="float" office:value="3.80624666666667" calcext:value-type="float">
            <text:p>3.81</text:p>
          </table:table-cell>
          <table:table-cell table:number-columns-repeated="8"/>
          <table:table-cell table:formula="of:=[cases.H8]/[cases.E8]" office:value-type="float" office:value="13.557698174004" calcext:value-type="float">
            <text:p>13.557698174004</text:p>
          </table:table-cell>
          <table:table-cell table:formula="of:=[cases.I8]/[cases.F8]" office:value-type="float" office:value="10.5090404020058" calcext:value-type="float">
            <text:p>10.5090404020058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4951666666667" calcext:value-type="float">
            <text:p>5.55</text:p>
          </table:table-cell>
          <table:table-cell table:style-name="ce86" office:value-type="float" office:value="4.90930333333333" calcext:value-type="float">
            <text:p>4.91</text:p>
          </table:table-cell>
          <table:table-cell office:value-type="float" office:value="4.66163" calcext:value-type="float">
            <text:p>4.66</text:p>
          </table:table-cell>
          <table:table-cell table:number-columns-repeated="8"/>
          <table:table-cell table:formula="of:=[cases.H9]/[cases.E9]" office:value-type="float" office:value="12.2216933699351" calcext:value-type="float">
            <text:p>12.2216933699351</text:p>
          </table:table-cell>
          <table:table-cell table:formula="of:=[cases.I9]/[cases.F9]" office:value-type="float" office:value="10.2968275045424" calcext:value-type="float">
            <text:p>10.2968275045424</text:p>
          </table:table-cell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57102333333333" calcext:value-type="float">
            <text:p>9.57</text:p>
          </table:table-cell>
          <table:table-cell table:style-name="ce86" office:value-type="float" office:value="4.75138666666667" calcext:value-type="float">
            <text:p>4.75</text:p>
          </table:table-cell>
          <table:table-cell office:value-type="float" office:value="5.28019" calcext:value-type="float">
            <text:p>5.28</text:p>
          </table:table-cell>
          <table:table-cell table:number-columns-repeated="8"/>
          <table:table-cell table:formula="of:=[cases.H10]/[cases.E10]" office:value-type="float" office:value="15.1534709867154" calcext:value-type="float">
            <text:p>15.1534709867154</text:p>
          </table:table-cell>
          <table:table-cell table:formula="of:=[cases.I10]/[cases.F10]" office:value-type="float" office:value="12.1207759569258" calcext:value-type="float">
            <text:p>12.1207759569258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4.6023666666667" calcext:value-type="float">
            <text:p>14.60</text:p>
          </table:table-cell>
          <table:table-cell table:style-name="ce86" office:value-type="float" office:value="5.37621" calcext:value-type="float">
            <text:p>5.38</text:p>
          </table:table-cell>
          <table:table-cell office:value-type="float" office:value="5.19448" calcext:value-type="float">
            <text:p>5.19</text:p>
          </table:table-cell>
          <table:table-cell table:number-columns-repeated="8"/>
          <table:table-cell table:formula="of:=[cases.H11]/[cases.E11]" office:value-type="float" office:value="25.2966308979746" calcext:value-type="float">
            <text:p>25.2966308979746</text:p>
          </table:table-cell>
          <table:table-cell table:formula="of:=[cases.I11]/[cases.F11]" office:value-type="float" office:value="24.6415425605643" calcext:value-type="float">
            <text:p>24.6415425605643</text:p>
          </table:table-cell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25.4086" calcext:value-type="float">
            <text:p>25.41</text:p>
          </table:table-cell>
          <table:table-cell table:style-name="ce87" office:value-type="float" office:value="5.98224" calcext:value-type="float">
            <text:p>5.98</text:p>
          </table:table-cell>
          <table:table-cell table:style-name="ce99" office:value-type="float" office:value="6.46734333333333" calcext:value-type="float">
            <text:p>6.47</text:p>
          </table:table-cell>
          <table:table-cell table:number-columns-repeated="8"/>
          <table:table-cell table:formula="of:=[cases.H12]/[cases.E12]" office:value-type="float" office:value="42.7933349380834" calcext:value-type="float">
            <text:p>42.7933349380834</text:p>
          </table:table-cell>
          <table:table-cell table:formula="of:=[cases.I12]/[cases.F12]" office:value-type="float" office:value="39.5834868825582" calcext:value-type="float">
            <text:p>39.5834868825582</text:p>
          </table:table-cell>
        </table:table-row>
        <table:table-row table:style-name="ro1">
          <table:table-cell table:style-name="ce12" office:value-type="string" calcext:value-type="string">
            <text:p>Average - Cost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28" office:value-type="float" office:value="0.0029149" calcext:value-type="float">
            <text:p>0.003</text:p>
          </table:table-cell>
          <table:table-cell table:style-name="ce42"/>
          <table:table-cell table:style-name="ce100" office:value-type="float" office:value="0.0028129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29" office:value-type="float" office:value="0.0030173" calcext:value-type="float">
            <text:p>0.003</text:p>
          </table:table-cell>
          <table:table-cell/>
          <table:table-cell table:style-name="ce101" office:value-type="float" office:value="0.0056199068359375" calcext:value-type="float">
            <text:p>0.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9" office:value-type="float" office:value="0.0032221" calcext:value-type="float">
            <text:p>0.003</text:p>
          </table:table-cell>
          <table:table-cell/>
          <table:table-cell table:style-name="ce101" office:value-type="float" office:value="0.0112421602539062" calcext:value-type="float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9" office:value-type="float" office:value="0.0036317" calcext:value-type="float">
            <text:p>0.004</text:p>
          </table:table-cell>
          <table:table-cell/>
          <table:table-cell table:style-name="ce101" office:value-type="float" office:value="0.0224907869628906" calcext:value-type="float">
            <text:p>0.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29" office:value-type="float" office:value="0.0044509" calcext:value-type="float">
            <text:p>0.004</text:p>
          </table:table-cell>
          <table:table-cell/>
          <table:table-cell table:style-name="ce101" office:value-type="float" office:value="0.0449901003173828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29" office:value-type="float" office:value="0.0060893" calcext:value-type="float">
            <text:p>0.006</text:p>
          </table:table-cell>
          <table:table-cell/>
          <table:table-cell table:style-name="ce101" office:value-type="float" office:value="0.0899897569946289" calcext:value-type="float">
            <text:p>0.09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29" office:value-type="float" office:value="0.0093661" calcext:value-type="float">
            <text:p>0.009</text:p>
          </table:table-cell>
          <table:table-cell/>
          <table:table-cell table:style-name="ce101" office:value-type="float" office:value="0.179989585333252" calcext:value-type="float">
            <text:p>0.180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0" office:value-type="float" office:value="0.0159197" calcext:value-type="float">
            <text:p>0.016</text:p>
          </table:table-cell>
          <table:table-cell table:style-name="ce84"/>
          <table:table-cell table:style-name="ce102" office:value-type="float" office:value="0.359989499502563" calcext:value-type="float">
            <text:p>0.360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28" office:value-type="float" office:value="0.0060893" calcext:value-type="float">
            <text:p>0.006</text:p>
          </table:table-cell>
          <table:table-cell table:style-name="ce88" office:value-type="float" office:value="0.0225256" calcext:value-type="float">
            <text:p>0.023</text:p>
          </table:table-cell>
          <table:table-cell table:style-name="ce100" office:value-type="float" office:value="0.0028381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29" office:value-type="float" office:value="0.0062941" calcext:value-type="float">
            <text:p>0.006</text:p>
          </table:table-cell>
          <table:table-cell table:style-name="ce89" office:value-type="float" office:value="0.011966725" calcext:value-type="float">
            <text:p>0.012</text:p>
          </table:table-cell>
          <table:table-cell table:style-name="ce101" office:value-type="float" office:value="0.00300188125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9" office:value-type="float" office:value="0.0064989" calcext:value-type="float">
            <text:p>0.006</text:p>
          </table:table-cell>
          <table:table-cell table:style-name="ce89" office:value-type="float" office:value="0.006335325" calcext:value-type="float">
            <text:p>0.006</text:p>
          </table:table-cell>
          <table:table-cell table:style-name="ce101" office:value-type="float" office:value="0.0031712625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9" office:value-type="float" office:value="0.0069085" calcext:value-type="float">
            <text:p>0.007</text:p>
          </table:table-cell>
          <table:table-cell table:style-name="ce89" office:value-type="float" office:value="0.0052794375" calcext:value-type="float">
            <text:p>0.005</text:p>
          </table:table-cell>
          <table:table-cell table:style-name="ce101" office:value-type="float" office:value="0.003521625" calcext:value-type="float">
            <text:p>0.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29" office:value-type="float" office:value="0.0077277" calcext:value-type="float">
            <text:p>0.008</text:p>
          </table:table-cell>
          <table:table-cell table:style-name="ce89" office:value-type="float" office:value="0.0052794375" calcext:value-type="float">
            <text:p>0.005</text:p>
          </table:table-cell>
          <table:table-cell table:style-name="ce101" office:value-type="float" office:value="0.00422475" calcext:value-type="float">
            <text:p>0.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29" office:value-type="float" office:value="0.0093661" calcext:value-type="float">
            <text:p>0.009</text:p>
          </table:table-cell>
          <table:table-cell table:style-name="ce89" office:value-type="float" office:value="0.006335325" calcext:value-type="float">
            <text:p>0.006</text:p>
          </table:table-cell>
          <table:table-cell table:style-name="ce101" office:value-type="float" office:value="0.0056322" calcext:value-type="float">
            <text:p>0.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29" office:value-type="float" office:value="0.0159197" calcext:value-type="float">
            <text:p>0.016</text:p>
          </table:table-cell>
          <table:table-cell table:style-name="ce89" office:value-type="float" office:value="0.011966725" calcext:value-type="float">
            <text:p>0.012</text:p>
          </table:table-cell>
          <table:table-cell table:style-name="ce101" office:value-type="float" office:value="0.0112636" calcext:value-type="float">
            <text:p>0.011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0" office:value-type="float" office:value="0.0290269" calcext:value-type="float">
            <text:p>0.029</text:p>
          </table:table-cell>
          <table:table-cell table:style-name="ce90" office:value-type="float" office:value="0.0225256" calcext:value-type="float">
            <text:p>0.023</text:p>
          </table:table-cell>
          <table:table-cell table:style-name="ce102" office:value-type="float" office:value="0.0225256" calcext:value-type="float">
            <text:p>0.023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verage - I/O Size (MB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32" calcext:value-type="float">
            <text:p>32.00</text:p>
          </table:table-cell>
          <table:table-cell table:style-name="ce42"/>
          <table:table-cell table:style-name="ce97" office:value-type="float" office:value="32" calcext:value-type="float">
            <text:p>32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63.9375" calcext:value-type="float">
            <text:p>63.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127.90625" calcext:value-type="float">
            <text:p>127.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255.890625" calcext:value-type="float">
            <text:p>255.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511.8828125" calcext:value-type="float">
            <text:p>511.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1023.87890625" calcext:value-type="float">
            <text:p>1,023.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float" office:value="2047.876953125" calcext:value-type="float">
            <text:p>2,047.88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32" calcext:value-type="float">
            <text:p>32.00</text:p>
          </table:table-cell>
          <table:table-cell table:style-name="ce84"/>
          <table:table-cell table:style-name="ce99" office:value-type="float" office:value="4095.8759765625" calcext:value-type="float">
            <text:p>4,095.88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32" calcext:value-type="float">
            <text:p>32.00</text:p>
          </table:table-cell>
          <table:table-cell table:style-name="ce85" office:value-type="float" office:value="256" calcext:value-type="float">
            <text:p>256.00</text:p>
          </table:table-cell>
          <table:table-cell table:style-name="ce97" office:value-type="float" office:value="32" calcext:value-type="float">
            <text:p>32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136" calcext:value-type="float">
            <text:p>136.00</text:p>
          </table:table-cell>
          <table:table-cell office:value-type="float" office:value="34" calcext:value-type="float">
            <text:p>34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72" calcext:value-type="float">
            <text:p>72.00</text:p>
          </table:table-cell>
          <table:table-cell office:value-type="float" office:value="36" calcext:value-type="float">
            <text:p>36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60" calcext:value-type="float">
            <text:p>60.00</text:p>
          </table:table-cell>
          <table:table-cell office:value-type="float" office:value="48" calcext:value-type="float">
            <text:p>48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.00</text:p>
          </table:table-cell>
          <table:table-cell table:style-name="ce86" office:value-type="float" office:value="136" calcext:value-type="float">
            <text:p>136.00</text:p>
          </table:table-cell>
          <table:table-cell office:value-type="float" office:value="128" calcext:value-type="float">
            <text:p>128.00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32" calcext:value-type="float">
            <text:p>32.00</text:p>
          </table:table-cell>
          <table:table-cell table:style-name="ce87" office:value-type="float" office:value="256" calcext:value-type="float">
            <text:p>256.00</text:p>
          </table:table-cell>
          <table:table-cell table:style-name="ce99" office:value-type="float" office:value="256" calcext:value-type="float">
            <text:p>256.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Dev - Total Time (s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0.054264135485604" calcext:value-type="float">
            <text:p>0.05</text:p>
          </table:table-cell>
          <table:table-cell table:style-name="ce42"/>
          <table:table-cell table:style-name="ce97" office:value-type="float" office:value="0.962054577471222" calcext:value-type="float">
            <text:p>0.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699454532713408" calcext:value-type="float">
            <text:p>0.07</text:p>
          </table:table-cell>
          <table:table-cell/>
          <table:table-cell office:value-type="float" office:value="0.992845286705504" calcext:value-type="float">
            <text:p>0.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576941287856341" calcext:value-type="float">
            <text:p>0.58</text:p>
          </table:table-cell>
          <table:table-cell/>
          <table:table-cell office:value-type="float" office:value="6.28382993908439" calcext:value-type="float">
            <text:p>6.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856057435767793" calcext:value-type="float">
            <text:p>0.01</text:p>
          </table:table-cell>
          <table:table-cell/>
          <table:table-cell office:value-type="float" office:value="22.3493280056321" calcext:value-type="float">
            <text:p>22.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813697558945173" calcext:value-type="float">
            <text:p>0.81</text:p>
          </table:table-cell>
          <table:table-cell/>
          <table:table-cell office:value-type="float" office:value="14.203706640639" calcext:value-type="float">
            <text:p>14.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340291941475747" calcext:value-type="float">
            <text:p>0.34</text:p>
          </table:table-cell>
          <table:table-cell/>
          <table:table-cell office:value-type="float" office:value="24.1317651861607" calcext:value-type="float">
            <text:p>24.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0.231792600040064" calcext:value-type="float">
            <text:p>0.23</text:p>
          </table:table-cell>
          <table:table-cell/>
          <table:table-cell office:value-type="float" office:value="30.1237340038272" calcext:value-type="float">
            <text:p>30.12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0.776147024302312" calcext:value-type="float">
            <text:p>0.78</text:p>
          </table:table-cell>
          <table:table-cell table:style-name="ce84"/>
          <table:table-cell table:style-name="ce99" office:value-type="float" office:value="20.5623392232823" calcext:value-type="float">
            <text:p>20.56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0.137029121114212" calcext:value-type="float">
            <text:p>0.14</text:p>
          </table:table-cell>
          <table:table-cell table:style-name="ce85" office:value-type="float" office:value="0.213718911267425" calcext:value-type="float">
            <text:p>0.21</text:p>
          </table:table-cell>
          <table:table-cell table:style-name="ce97" office:value-type="float" office:value="0.645815970794571" calcext:value-type="float">
            <text:p>0.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149324232907232" calcext:value-type="float">
            <text:p>0.15</text:p>
          </table:table-cell>
          <table:table-cell table:style-name="ce86" office:value-type="float" office:value="0.0362630155944041" calcext:value-type="float">
            <text:p>0.04</text:p>
          </table:table-cell>
          <table:table-cell office:value-type="float" office:value="0.422771008979251" calcext:value-type="float">
            <text:p>0.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183184834070218" calcext:value-type="float">
            <text:p>0.18</text:p>
          </table:table-cell>
          <table:table-cell table:style-name="ce86" office:value-type="float" office:value="0.45745202141864" calcext:value-type="float">
            <text:p>0.46</text:p>
          </table:table-cell>
          <table:table-cell office:value-type="float" office:value="0.237661883565708" calcext:value-type="float">
            <text:p>0.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241686271641565" calcext:value-type="float">
            <text:p>0.24</text:p>
          </table:table-cell>
          <table:table-cell table:style-name="ce86" office:value-type="float" office:value="0.121846718051821" calcext:value-type="float">
            <text:p>0.12</text:p>
          </table:table-cell>
          <table:table-cell office:value-type="float" office:value="0.447670793366435" calcext:value-type="float">
            <text:p>0.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183318274139087" calcext:value-type="float">
            <text:p>0.18</text:p>
          </table:table-cell>
          <table:table-cell table:style-name="ce86" office:value-type="float" office:value="0.471663234769611" calcext:value-type="float">
            <text:p>0.47</text:p>
          </table:table-cell>
          <table:table-cell office:value-type="float" office:value="0.680753603295642" calcext:value-type="float">
            <text:p>0.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756036351264497" calcext:value-type="float">
            <text:p>0.76</text:p>
          </table:table-cell>
          <table:table-cell table:style-name="ce86" office:value-type="float" office:value="0.366860144242099" calcext:value-type="float">
            <text:p>0.37</text:p>
          </table:table-cell>
          <table:table-cell office:value-type="float" office:value="0.969913585789991" calcext:value-type="float">
            <text:p>0.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.48597252442074" calcext:value-type="float">
            <text:p>1.49</text:p>
          </table:table-cell>
          <table:table-cell table:style-name="ce86" office:value-type="float" office:value="0.453444953770576" calcext:value-type="float">
            <text:p>0.45</text:p>
          </table:table-cell>
          <table:table-cell office:value-type="float" office:value="0.161839091692953" calcext:value-type="float">
            <text:p>0.16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2.27975064645237" calcext:value-type="float">
            <text:p>2.28</text:p>
          </table:table-cell>
          <table:table-cell table:style-name="ce87" office:value-type="float" office:value="0.810067222087155" calcext:value-type="float">
            <text:p>0.81</text:p>
          </table:table-cell>
          <table:table-cell table:style-name="ce99" office:value-type="float" office:value="0.2557894885122" calcext:value-type="float">
            <text:p>0.26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Dev - I/O Size (MB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0" calcext:value-type="float">
            <text:p>0.00</text:p>
          </table:table-cell>
          <table:table-cell table:style-name="ce42"/>
          <table:table-cell table:style-name="ce97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0" calcext:value-type="float">
            <text:p>0.00</text:p>
          </table:table-cell>
          <table:table-cell table:style-name="ce84"/>
          <table:table-cell table:style-name="ce99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27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verage - # of request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256" calcext:value-type="float">
            <text:p>256</text:p>
          </table:table-cell>
          <table:table-cell table:style-name="ce42"/>
          <table:table-cell table:style-name="ce10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512" calcext:value-type="float">
            <text:p>51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1024" calcext:value-type="float">
            <text:p>1024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2048" calcext:value-type="float">
            <text:p>204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4096" calcext:value-type="float">
            <text:p>4096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8192" calcext:value-type="float">
            <text:p>819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16384" calcext:value-type="float">
            <text:p>16384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3" office:value-type="float" office:value="32768" calcext:value-type="float">
            <text:p>32768</text:p>
          </table:table-cell>
          <table:table-cell table:style-name="ce84"/>
          <table:table-cell table:style-name="ce10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8192" calcext:value-type="float">
            <text:p>8192</text:p>
          </table:table-cell>
          <table:table-cell table:style-name="ce91" office:value-type="float" office:value="64" calcext:value-type="float">
            <text:p>64</text:p>
          </table:table-cell>
          <table:table-cell table:style-name="ce103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8704" calcext:value-type="float">
            <text:p>8704</text:p>
          </table:table-cell>
          <table:table-cell table:style-name="ce92" office:value-type="float" office:value="34" calcext:value-type="float">
            <text:p>34</text:p>
          </table:table-cell>
          <table:table-cell table:style-name="ce104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9216" calcext:value-type="float">
            <text:p>9216</text:p>
          </table:table-cell>
          <table:table-cell table:style-name="ce92" office:value-type="float" office:value="18" calcext:value-type="float">
            <text:p>18</text:p>
          </table:table-cell>
          <table:table-cell table:style-name="ce104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10240" calcext:value-type="float">
            <text:p>10240</text:p>
          </table:table-cell>
          <table:table-cell table:style-name="ce92" office:value-type="float" office:value="15" calcext:value-type="float">
            <text:p>15</text:p>
          </table:table-cell>
          <table:table-cell table:style-name="ce104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12288" calcext:value-type="float">
            <text:p>12288</text:p>
          </table:table-cell>
          <table:table-cell table:style-name="ce92" office:value-type="float" office:value="15" calcext:value-type="float">
            <text:p>15</text:p>
          </table:table-cell>
          <table:table-cell table:style-name="ce104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16384" calcext:value-type="float">
            <text:p>16384</text:p>
          </table:table-cell>
          <table:table-cell table:style-name="ce92" office:value-type="float" office:value="18" calcext:value-type="float">
            <text:p>18</text:p>
          </table:table-cell>
          <table:table-cell table:style-name="ce104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32768" calcext:value-type="float">
            <text:p>32768</text:p>
          </table:table-cell>
          <table:table-cell table:style-name="ce92" office:value-type="float" office:value="34" calcext:value-type="float">
            <text:p>34</text:p>
          </table:table-cell>
          <table:table-cell table:style-name="ce104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3" office:value-type="float" office:value="65536" calcext:value-type="float">
            <text:p>65536</text:p>
          </table:table-cell>
          <table:table-cell table:style-name="ce93" office:value-type="float" office:value="64" calcext:value-type="float">
            <text:p>64</text:p>
          </table:table-cell>
          <table:table-cell table:style-name="ce105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Dev - # of request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0" calcext:value-type="float">
            <text:p>0</text:p>
          </table:table-cell>
          <table:table-cell table:style-name="ce42"/>
          <table:table-cell table:style-name="ce10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3" office:value-type="float" office:value="0" calcext:value-type="float">
            <text:p>0</text:p>
          </table:table-cell>
          <table:table-cell table:style-name="ce84"/>
          <table:table-cell table:style-name="ce10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ount - # of request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3" calcext:value-type="float">
            <text:p>3</text:p>
          </table:table-cell>
          <table:table-cell table:style-name="ce42"/>
          <table:table-cell table:style-name="ce10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0" office:value-type="float" office:value="32768" calcext:value-type="float">
            <text:p>32768</text:p>
          </table:table-cell>
          <table:table-cell table:style-name="ce33" office:value-type="float" office:value="3" calcext:value-type="float">
            <text:p>3</text:p>
          </table:table-cell>
          <table:table-cell table:style-name="ce84"/>
          <table:table-cell table:style-name="ce105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Yes</text:p>
          </table:table-cell>
          <table:table-cell table:style-name="ce18" office:value-type="float" office:value="256" calcext:value-type="float">
            <text:p>256</text:p>
          </table:table-cell>
          <table:table-cell table:style-name="ce31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32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21"/>
          <table:table-cell table:style-name="ce21" office:value-type="float" office:value="32768" calcext:value-type="float">
            <text:p>32768</text:p>
          </table:table-cell>
          <table:table-cell table:style-name="ce34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0"/>
        </table:table-row>
      </table:table>
      <table:table table:name="example" table:style-name="ta1">
        <table:table-column table:style-name="co15" table:number-columns-repeated="64" table:default-cell-style-name="Default"/>
        <table:table-row table:style-name="ro2">
          <table:table-cell table:style-name="ce108" table:number-columns-repeated="4"/>
          <table:table-cell table:number-columns-repeated="60"/>
        </table:table-row>
        <table:table-row table:style-name="ro2" table:number-rows-repeated="2">
          <table:table-cell table:style-name="ce108"/>
          <table:table-cell table:style-name="ce109" table:number-columns-repeated="3"/>
          <table:table-cell table:style-name="ce112"/>
          <table:table-cell table:number-columns-repeated="2"/>
          <table:table-cell table:style-name="ce110"/>
          <table:table-cell table:style-name="ce112" table:number-columns-repeated="3"/>
          <table:table-cell table:number-columns-repeated="2"/>
          <table:table-cell table:style-name="ce112" table:number-columns-repeated="4"/>
          <table:table-cell table:number-columns-repeated="47"/>
        </table:table-row>
        <table:table-row table:style-name="ro2">
          <table:table-cell table:style-name="ce108"/>
          <table:table-cell table:style-name="ce109" table:number-columns-repeated="3"/>
          <table:table-cell table:style-name="ce112"/>
          <table:table-cell table:number-columns-repeated="2"/>
          <table:table-cell table:style-name="ce110"/>
          <table:table-cell table:style-name="ce112" table:number-columns-repeated="3"/>
          <table:table-cell table:number-columns-repeated="2"/>
          <table:table-cell table:style-name="ce110" table:number-columns-repeated="3"/>
          <table:table-cell table:style-name="ce112"/>
          <table:table-cell table:number-columns-repeated="47"/>
        </table:table-row>
        <table:table-row table:style-name="ro2">
          <table:table-cell/>
          <table:table-cell table:style-name="ce110" table:number-columns-repeated="4"/>
          <table:table-cell table:number-columns-repeated="2"/>
          <table:table-cell table:style-name="ce110"/>
          <table:table-cell table:style-name="ce112" table:number-columns-repeated="3"/>
          <table:table-cell table:number-columns-repeated="2"/>
          <table:table-cell table:style-name="ce110" table:number-columns-repeated="3"/>
          <table:table-cell table:style-name="ce112"/>
          <table:table-cell table:number-columns-repeated="47"/>
        </table:table-row>
        <table:table-row table:style-name="ro2">
          <table:table-cell/>
          <table:table-cell table:style-name="ce111" office:value-type="string" calcext:value-type="string" table:number-columns-spanned="4" table:number-rows-spanned="1">
            <text:p>access pattern for One Range per Chunk</text:p>
          </table:table-cell>
          <table:covered-table-cell table:number-columns-repeated="3"/>
          <table:table-cell table:number-columns-repeated="2"/>
          <table:table-cell table:style-name="ce111" office:value-type="string" calcext:value-type="string" table:number-columns-spanned="4" table:number-rows-spanned="1">
            <text:p>access pattern for Multiple Range per Chunk or Lambda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which one is the optimal?</text:p>
          </table:table-cell>
          <table:covered-table-cell table:number-columns-repeated="3"/>
          <table:table-cell table:number-columns-repeated="47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ses" table:style-name="ta1">
        <table:table-column table:style-name="co8" table:default-cell-style-name="ce41"/>
        <table:table-column table:style-name="co8" table:default-cell-style-name="ce118"/>
        <table:table-column table:style-name="co16" table:default-cell-style-name="ce118"/>
        <table:table-column table:style-name="co17" table:default-cell-style-name="ce118"/>
        <table:table-column table:style-name="co17" table:default-cell-style-name="ce120"/>
        <table:table-column table:style-name="co8" table:default-cell-style-name="ce121"/>
        <table:table-column table:style-name="co8" table:default-cell-style-name="ce120"/>
        <table:table-column table:style-name="co8" table:number-columns-repeated="3" table:default-cell-style-name="ce122"/>
        <table:table-column table:style-name="co8" table:default-cell-style-name="ce119"/>
        <table:table-column table:style-name="co8" table:default-cell-style-name="ce123"/>
        <table:table-column table:style-name="co8" table:default-cell-style-name="ce119"/>
        <table:table-column table:style-name="co8" table:number-columns-repeated="3" table:default-cell-style-name="ce124"/>
        <table:table-column table:style-name="co8" table:default-cell-style-name="Default"/>
        <table:table-column table:style-name="co8" table:number-columns-repeated="2" table:default-cell-style-name="ce125"/>
        <table:table-row table:style-name="ro1" table:number-rows-repeated="2">
          <table:table-cell table:style-name="Default" table:number-columns-repeated="16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128" office:value-type="string" calcext:value-type="string" table:number-columns-spanned="3" table:number-rows-spanned="1">
            <text:p># of requests</text:p>
          </table:table-cell>
          <table:covered-table-cell table:number-columns-repeated="2" table:style-name="ce128"/>
          <table:table-cell table:style-name="ce130" office:value-type="string" calcext:value-type="string" table:number-columns-spanned="3" table:number-rows-spanned="1">
            <text:p>Total Time (s)</text:p>
          </table:table-cell>
          <table:covered-table-cell table:number-columns-repeated="2" table:style-name="ce130"/>
          <table:table-cell table:style-name="ce128" office:value-type="string" calcext:value-type="string" table:number-columns-spanned="3" table:number-rows-spanned="1">
            <text:p>Transferred Size (MB)</text:p>
          </table:table-cell>
          <table:covered-table-cell table:number-columns-repeated="2" table:style-name="ce128"/>
          <table:table-cell table:style-name="ce130" office:value-type="string" calcext:value-type="string" table:number-columns-spanned="3" table:number-rows-spanned="1">
            <text:p>Cost ($)</text:p>
          </table:table-cell>
          <table:covered-table-cell table:number-columns-repeated="2" table:style-name="ce130"/>
          <table:table-cell table:style-name="ce128" office:value-type="string" calcext:value-type="string" table:number-columns-spanned="3" table:number-rows-spanned="1">
            <text:p>Throughput (MB/s)</text:p>
          </table:table-cell>
          <table:covered-table-cell table:number-columns-repeated="2" table:style-name="ce128"/>
          <table:table-cell office:value-type="string" calcext:value-type="string" table:number-columns-spanned="3" table:number-rows-spanned="1">
            <text:p>Avg size per request (MB)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# of rows</text:p>
          </table:table-cell>
          <table:table-cell table:style-name="ce128" office:value-type="string" calcext:value-type="string">
            <text:p>GET</text:p>
          </table:table-cell>
          <table:table-cell table:style-name="ce128" office:value-type="string" calcext:value-type="string">
            <text:p>MERGE</text:p>
          </table:table-cell>
          <table:table-cell table:style-name="ce128" office:value-type="string" calcext:value-type="string">
            <text:p>Multi-Fetch</text:p>
          </table:table-cell>
          <table:table-cell table:style-name="ce119" office:value-type="string" calcext:value-type="string">
            <text:p>GET</text:p>
          </table:table-cell>
          <table:table-cell table:style-name="ce119" office:value-type="string" calcext:value-type="string">
            <text:p>MERGE</text:p>
          </table:table-cell>
          <table:table-cell table:style-name="ce119" office:value-type="string" calcext:value-type="string">
            <text:p>Multi-Fetch</text:p>
          </table:table-cell>
          <table:table-cell table:style-name="ce128" office:value-type="string" calcext:value-type="string">
            <text:p>GET</text:p>
          </table:table-cell>
          <table:table-cell table:style-name="ce128" office:value-type="string" calcext:value-type="string">
            <text:p>MERGE</text:p>
          </table:table-cell>
          <table:table-cell table:style-name="ce128" office:value-type="string" calcext:value-type="string">
            <text:p>Multi-Fetch</text:p>
          </table:table-cell>
          <table:table-cell office:value-type="string" calcext:value-type="string">
            <text:p>GET</text:p>
          </table:table-cell>
          <table:table-cell table:style-name="ce119" office:value-type="string" calcext:value-type="string">
            <text:p>MERGE</text:p>
          </table:table-cell>
          <table:table-cell office:value-type="string" calcext:value-type="string">
            <text:p>Multi-Fetch</text:p>
          </table:table-cell>
          <table:table-cell table:style-name="ce128" office:value-type="string" calcext:value-type="string">
            <text:p>GET</text:p>
          </table:table-cell>
          <table:table-cell table:style-name="ce128" office:value-type="string" calcext:value-type="string">
            <text:p>MERGE</text:p>
          </table:table-cell>
          <table:table-cell table:style-name="ce128" office:value-type="string" calcext:value-type="string">
            <text:p>Multi-Fetch</text:p>
          </table:table-cell>
          <table:table-cell table:style-name="ce128" office:value-type="string" calcext:value-type="string">
            <text:p>GET</text:p>
          </table:table-cell>
          <table:table-cell table:style-name="ce128" office:value-type="string" calcext:value-type="string">
            <text:p>MERGE</text:p>
          </table:table-cell>
          <table:table-cell table:style-name="ce128" office:value-type="string" calcext:value-type="string">
            <text:p>Multi-Fetch</text:p>
          </table:table-cell>
        </table:table-row>
        <table:table-row table:style-name="ro1">
          <table:table-cell table:style-name="ce40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59701666666667" calcext:value-type="float">
            <text:p>6.60</text:p>
          </table:table-cell>
          <table:table-cell office:value-type="float" office:value="3.29909333333333" calcext:value-type="float">
            <text:p>3.30</text:p>
          </table:table-cell>
          <table:table-cell office:value-type="float" office:value="5.31640333333333" calcext:value-type="float">
            <text:p>5.32</text:p>
          </table:table-cell>
          <table:table-cell office:value-type="float" office:value="256" calcext:value-type="float">
            <text:p>256.00</text:p>
          </table:table-cell>
          <table:table-cell table:number-columns-repeated="2" office:value-type="float" office:value="32" calcext:value-type="float">
            <text:p>32.00</text:p>
          </table:table-cell>
          <table:table-cell table:formula="of:=[.B5]/10000*0.004+[.H5]/1024*0.05" office:value-type="float" office:value="0.0125256" calcext:value-type="float">
            <text:p>0.0125256</text:p>
          </table:table-cell>
          <table:table-cell table:formula="of:=[.C5]/10000*0.004+[.I5]/1024*0.05" office:value-type="float" office:value="0.0015881" calcext:value-type="float">
            <text:p>0.0015881</text:p>
          </table:table-cell>
          <table:table-cell table:formula="of:=[.D5]/10000*0.004+[.J5]/1024*0.05" office:value-type="float" office:value="0.0048393" calcext:value-type="float">
            <text:p>0.0048393</text:p>
          </table:table-cell>
          <table:table-cell table:formula="of:=[.H5]/[.E5]" office:value-type="float" office:value="38.8054196214956" calcext:value-type="float">
            <text:p>38.81</text:p>
          </table:table-cell>
          <table:table-cell table:formula="of:=[.I5]/[.F5]" office:value-type="float" office:value="9.69963464709497" calcext:value-type="float">
            <text:p>9.70</text:p>
          </table:table-cell>
          <table:table-cell table:formula="of:=[.J5]/[.G5]" office:value-type="float" office:value="6.01910690247354" calcext:value-type="float">
            <text:p>6.02</text:p>
          </table:table-cell>
          <table:table-cell table:formula="of:=[.H5]/[.B5]" office:value-type="float" office:value="4" calcext:value-type="float">
            <text:p>4</text:p>
          </table:table-cell>
          <table:table-cell table:formula="of:=[.I5]/[.C5]" office:value-type="float" office:value="0.5" calcext:value-type="float">
            <text:p>0.5000</text:p>
          </table:table-cell>
          <table:table-cell table:formula="of:=[.J5]/[.D5]" office:value-type="float" office:value="0.00390625" calcext:value-type="float">
            <text:p>0.00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8704" calcext:value-type="float">
            <text:p>8704</text:p>
          </table:table-cell>
          <table:table-cell office:value-type="float" office:value="5.68299" calcext:value-type="float">
            <text:p>5.68</text:p>
          </table:table-cell>
          <table:table-cell office:value-type="float" office:value="3.86190666666667" calcext:value-type="float">
            <text:p>3.86</text:p>
          </table:table-cell>
          <table:table-cell office:value-type="float" office:value="4.82195666666667" calcext:value-type="float">
            <text:p>4.82</text:p>
          </table:table-cell>
          <table:table-cell office:value-type="float" office:value="136" calcext:value-type="float">
            <text:p>136.00</text:p>
          </table:table-cell>
          <table:table-cell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table:formula="of:=[.B6]/10000*0.004+[.H6]/1024*0.05" office:value-type="float" office:value="0.006654225" calcext:value-type="float">
            <text:p>0.006654225</text:p>
          </table:table-cell>
          <table:table-cell table:formula="of:=[.C6]/10000*0.004+[.I6]/1024*0.05" office:value-type="float" office:value="0.00167375625" calcext:value-type="float">
            <text:p>0.00167375625</text:p>
          </table:table-cell>
          <table:table-cell table:formula="of:=[.D6]/10000*0.004+[.J6]/1024*0.05" office:value-type="float" office:value="0.0050441" calcext:value-type="float">
            <text:p>0.0050441</text:p>
          </table:table-cell>
          <table:table-cell table:formula="of:=[.H6]/[.E6]" office:value-type="float" office:value="23.9310644572663" calcext:value-type="float">
            <text:p>23.93</text:p>
          </table:table-cell>
          <table:table-cell table:formula="of:=[.I6]/[.F6]" office:value-type="float" office:value="8.80394140372803" calcext:value-type="float">
            <text:p>8.80</text:p>
          </table:table-cell>
          <table:table-cell table:formula="of:=[.J6]/[.G6]" office:value-type="float" office:value="6.63631015625054" calcext:value-type="float">
            <text:p>6.64</text:p>
          </table:table-cell>
          <table:table-cell table:formula="of:=[.H6]/[.B6]" office:value-type="float" office:value="4" calcext:value-type="float">
            <text:p>4</text:p>
          </table:table-cell>
          <table:table-cell table:formula="of:=[.I6]/[.C6]" office:value-type="float" office:value="1" calcext:value-type="float">
            <text:p>1.0000</text:p>
          </table:table-cell>
          <table:table-cell table:formula="of:=[.J6]/[.D6]" office:value-type="float" office:value="0.00367647058823529" calcext:value-type="float">
            <text:p>0.00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216" calcext:value-type="float">
            <text:p>9216</text:p>
          </table:table-cell>
          <table:table-cell office:value-type="float" office:value="5.01595" calcext:value-type="float">
            <text:p>5.02</text:p>
          </table:table-cell>
          <table:table-cell office:value-type="float" office:value="4.03279" calcext:value-type="float">
            <text:p>4.03</text:p>
          </table:table-cell>
          <table:table-cell office:value-type="float" office:value="4.87533333333333" calcext:value-type="float">
            <text:p>4.88</text:p>
          </table:table-cell>
          <table:table-cell office:value-type="float" office:value="72" calcext:value-type="float">
            <text:p>72.00</text:p>
          </table:table-cell>
          <table:table-cell office:value-type="float" office:value="36" calcext:value-type="float">
            <text:p>36.00</text:p>
          </table:table-cell>
          <table:table-cell office:value-type="float" office:value="32" calcext:value-type="float">
            <text:p>32.00</text:p>
          </table:table-cell>
          <table:table-cell table:formula="of:=[.B7]/10000*0.004+[.H7]/1024*0.05" office:value-type="float" office:value="0.003522825" calcext:value-type="float">
            <text:p>0.003522825</text:p>
          </table:table-cell>
          <table:table-cell table:formula="of:=[.C7]/10000*0.004+[.I7]/1024*0.05" office:value-type="float" office:value="0.0017650125" calcext:value-type="float">
            <text:p>0.0017650125</text:p>
          </table:table-cell>
          <table:table-cell table:formula="of:=[.D7]/10000*0.004+[.J7]/1024*0.05" office:value-type="float" office:value="0.0052489" calcext:value-type="float">
            <text:p>0.0052489</text:p>
          </table:table-cell>
          <table:table-cell table:formula="of:=[.H7]/[.E7]" office:value-type="float" office:value="14.3542100698771" calcext:value-type="float">
            <text:p>14.35</text:p>
          </table:table-cell>
          <table:table-cell table:formula="of:=[.I7]/[.F7]" office:value-type="float" office:value="8.92682237359248" calcext:value-type="float">
            <text:p>8.93</text:p>
          </table:table-cell>
          <table:table-cell table:formula="of:=[.J7]/[.G7]" office:value-type="float" office:value="6.56365376726378" calcext:value-type="float">
            <text:p>6.56</text:p>
          </table:table-cell>
          <table:table-cell table:formula="of:=[.H7]/[.B7]" office:value-type="float" office:value="4" calcext:value-type="float">
            <text:p>4</text:p>
          </table:table-cell>
          <table:table-cell table:formula="of:=[.I7]/[.C7]" office:value-type="float" office:value="2" calcext:value-type="float">
            <text:p>2.0000</text:p>
          </table:table-cell>
          <table:table-cell table:formula="of:=[.J7]/[.D7]" office:value-type="float" office:value="0.00347222222222222" calcext:value-type="float">
            <text:p>0.00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240" calcext:value-type="float">
            <text:p>10240</text:p>
          </table:table-cell>
          <table:table-cell office:value-type="float" office:value="4.42553" calcext:value-type="float">
            <text:p>4.43</text:p>
          </table:table-cell>
          <table:table-cell office:value-type="float" office:value="3.80624666666667" calcext:value-type="float">
            <text:p>3.81</text:p>
          </table:table-cell>
          <table:table-cell office:value-type="float" office:value="5.28096" calcext:value-type="float">
            <text:p>5.28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office:value-type="float" office:value="32" calcext:value-type="float">
            <text:p>32.00</text:p>
          </table:table-cell>
          <table:table-cell table:formula="of:=[.B8]/10000*0.004+[.H8]/1024*0.05" office:value-type="float" office:value="0.0029356875" calcext:value-type="float">
            <text:p>0.0029356875</text:p>
          </table:table-cell>
          <table:table-cell table:formula="of:=[.C8]/10000*0.004+[.I8]/1024*0.05" office:value-type="float" office:value="0.001959125" calcext:value-type="float">
            <text:p>0.001959125</text:p>
          </table:table-cell>
          <table:table-cell table:formula="of:=[.D8]/10000*0.004+[.J8]/1024*0.05" office:value-type="float" office:value="0.0056585" calcext:value-type="float">
            <text:p>0.0056585</text:p>
          </table:table-cell>
          <table:table-cell table:formula="of:=[.H8]/[.E8]" office:value-type="float" office:value="13.557698174004" calcext:value-type="float">
            <text:p>13.56</text:p>
          </table:table-cell>
          <table:table-cell table:formula="of:=[.I8]/[.F8]" office:value-type="float" office:value="10.5090404020058" calcext:value-type="float">
            <text:p>10.51</text:p>
          </table:table-cell>
          <table:table-cell table:formula="of:=[.J8]/[.G8]" office:value-type="float" office:value="6.0595043325456" calcext:value-type="float">
            <text:p>6.06</text:p>
          </table:table-cell>
          <table:table-cell table:formula="of:=[.H8]/[.B8]" office:value-type="float" office:value="4" calcext:value-type="float">
            <text:p>4</text:p>
          </table:table-cell>
          <table:table-cell table:formula="of:=[.I8]/[.C8]" office:value-type="float" office:value="2.66666666666667" calcext:value-type="float">
            <text:p>2.6667</text:p>
          </table:table-cell>
          <table:table-cell table:formula="of:=[.J8]/[.D8]" office:value-type="float" office:value="0.003125" calcext:value-type="float">
            <text:p>0.00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288" calcext:value-type="float">
            <text:p>12288</text:p>
          </table:table-cell>
          <table:table-cell office:value-type="float" office:value="4.90930333333333" calcext:value-type="float">
            <text:p>4.91</text:p>
          </table:table-cell>
          <table:table-cell office:value-type="float" office:value="4.66163" calcext:value-type="float">
            <text:p>4.66</text:p>
          </table:table-cell>
          <table:table-cell office:value-type="float" office:value="5.54951666666667" calcext:value-type="float">
            <text:p>5.55</text:p>
          </table:table-cell>
          <table:table-cell office:value-type="float" office:value="60" calcext:value-type="float">
            <text:p>60.00</text:p>
          </table:table-cell>
          <table:table-cell office:value-type="float" office:value="48" calcext:value-type="float">
            <text:p>48.00</text:p>
          </table:table-cell>
          <table:table-cell office:value-type="float" office:value="32" calcext:value-type="float">
            <text:p>32.00</text:p>
          </table:table-cell>
          <table:table-cell table:formula="of:=[.B9]/10000*0.004+[.H9]/1024*0.05" office:value-type="float" office:value="0.0029356875" calcext:value-type="float">
            <text:p>0.0029356875</text:p>
          </table:table-cell>
          <table:table-cell table:formula="of:=[.C9]/10000*0.004+[.I9]/1024*0.05" office:value-type="float" office:value="0.00234975" calcext:value-type="float">
            <text:p>0.00234975</text:p>
          </table:table-cell>
          <table:table-cell table:formula="of:=[.D9]/10000*0.004+[.J9]/1024*0.05" office:value-type="float" office:value="0.0064777" calcext:value-type="float">
            <text:p>0.0064777</text:p>
          </table:table-cell>
          <table:table-cell table:formula="of:=[.H9]/[.E9]" office:value-type="float" office:value="12.2216933699351" calcext:value-type="float">
            <text:p>12.22</text:p>
          </table:table-cell>
          <table:table-cell table:formula="of:=[.I9]/[.F9]" office:value-type="float" office:value="10.2968275045424" calcext:value-type="float">
            <text:p>10.30</text:p>
          </table:table-cell>
          <table:table-cell table:formula="of:=[.J9]/[.G9]" office:value-type="float" office:value="5.76626793324343" calcext:value-type="float">
            <text:p>5.77</text:p>
          </table:table-cell>
          <table:table-cell table:formula="of:=[.H9]/[.B9]" office:value-type="float" office:value="4" calcext:value-type="float">
            <text:p>4</text:p>
          </table:table-cell>
          <table:table-cell table:formula="of:=[.I9]/[.C9]" office:value-type="float" office:value="3.2" calcext:value-type="float">
            <text:p>3.2000</text:p>
          </table:table-cell>
          <table:table-cell table:formula="of:=[.J9]/[.D9]" office:value-type="float" office:value="0.00260416666666667" calcext:value-type="float">
            <text:p>0.002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384" calcext:value-type="float">
            <text:p>16384</text:p>
          </table:table-cell>
          <table:table-cell table:style-name="ce121" office:value-type="float" office:value="4.75138666666667" calcext:value-type="float">
            <text:p>4.75</text:p>
          </table:table-cell>
          <table:table-cell table:style-name="ce120" office:value-type="float" office:value="5.28019" calcext:value-type="float">
            <text:p>5.28</text:p>
          </table:table-cell>
          <table:table-cell office:value-type="float" office:value="9.57102333333333" calcext:value-type="float">
            <text:p>9.57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B10]/10000*0.004+[.H10]/1024*0.05" office:value-type="float" office:value="0.003522825" calcext:value-type="float">
            <text:p>0.003522825</text:p>
          </table:table-cell>
          <table:table-cell table:formula="of:=[.C10]/10000*0.004+[.I10]/1024*0.05" office:value-type="float" office:value="0.0031322" calcext:value-type="float">
            <text:p>0.0031322</text:p>
          </table:table-cell>
          <table:table-cell table:formula="of:=[.D10]/10000*0.004+[.J10]/1024*0.05" office:value-type="float" office:value="0.0081161" calcext:value-type="float">
            <text:p>0.0081161</text:p>
          </table:table-cell>
          <table:table-cell table:formula="of:=[.H10]/[.E10]" office:value-type="float" office:value="15.1534709867154" calcext:value-type="float">
            <text:p>15.15</text:p>
          </table:table-cell>
          <table:table-cell table:formula="of:=[.I10]/[.F10]" office:value-type="float" office:value="12.1207759569258" calcext:value-type="float">
            <text:p>12.12</text:p>
          </table:table-cell>
          <table:table-cell table:formula="of:=[.J10]/[.G10]" office:value-type="float" office:value="3.34342513705431" calcext:value-type="float">
            <text:p>3.34</text:p>
          </table:table-cell>
          <table:table-cell table:formula="of:=[.H10]/[.B10]" office:value-type="float" office:value="4" calcext:value-type="float">
            <text:p>4</text:p>
          </table:table-cell>
          <table:table-cell table:formula="of:=[.I10]/[.C10]" office:value-type="float" office:value="3.55555555555556" calcext:value-type="float">
            <text:p>3.5556</text:p>
          </table:table-cell>
          <table:table-cell table:formula="of:=[.J10]/[.D10]" office:value-type="float" office:value="0.001953125" calcext:value-type="float">
            <text:p>0.002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768" calcext:value-type="float">
            <text:p>32768</text:p>
          </table:table-cell>
          <table:table-cell office:value-type="float" office:value="5.37621" calcext:value-type="float">
            <text:p>5.38</text:p>
          </table:table-cell>
          <table:table-cell office:value-type="float" office:value="5.19448" calcext:value-type="float">
            <text:p>5.19</text:p>
          </table:table-cell>
          <table:table-cell office:value-type="float" office:value="14.6023666666667" calcext:value-type="float">
            <text:p>14.60</text:p>
          </table:table-cell>
          <table:table-cell office:value-type="float" office:value="136" calcext:value-type="float">
            <text:p>136.00</text:p>
          </table:table-cell>
          <table:table-cell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B11]/10000*0.004+[.H11]/1024*0.05" office:value-type="float" office:value="0.006654225" calcext:value-type="float">
            <text:p>0.006654225</text:p>
          </table:table-cell>
          <table:table-cell table:formula="of:=[.C11]/10000*0.004+[.I11]/1024*0.05" office:value-type="float" office:value="0.0062636" calcext:value-type="float">
            <text:p>0.0062636</text:p>
          </table:table-cell>
          <table:table-cell table:formula="of:=[.D11]/10000*0.004+[.J11]/1024*0.05" office:value-type="float" office:value="0.0146697" calcext:value-type="float">
            <text:p>0.0146697</text:p>
          </table:table-cell>
          <table:table-cell table:formula="of:=[.H11]/[.E11]" office:value-type="float" office:value="25.2966308979746" calcext:value-type="float">
            <text:p>25.30</text:p>
          </table:table-cell>
          <table:table-cell table:formula="of:=[.I11]/[.F11]" office:value-type="float" office:value="24.6415425605643" calcext:value-type="float">
            <text:p>24.64</text:p>
          </table:table-cell>
          <table:table-cell table:formula="of:=[.J11]/[.G11]" office:value-type="float" office:value="2.19142559082888" calcext:value-type="float">
            <text:p>2.19</text:p>
          </table:table-cell>
          <table:table-cell table:formula="of:=[.H11]/[.B11]" office:value-type="float" office:value="4" calcext:value-type="float">
            <text:p>4</text:p>
          </table:table-cell>
          <table:table-cell table:formula="of:=[.I11]/[.C11]" office:value-type="float" office:value="3.76470588235294" calcext:value-type="float">
            <text:p>3.7647</text:p>
          </table:table-cell>
          <table:table-cell table:formula="of:=[.J11]/[.D11]" office:value-type="float" office:value="0.0009765625" calcext:value-type="float">
            <text:p>0.0010</text:p>
          </table:table-cell>
        </table:table-row>
        <table:table-row table:style-name="ro1">
          <table:table-cell table:style-name="ce43"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table:style-name="ce121" office:value-type="float" office:value="5.98224" calcext:value-type="float">
            <text:p>5.98</text:p>
          </table:table-cell>
          <table:table-cell table:style-name="ce120" office:value-type="float" office:value="6.46734333333333" calcext:value-type="float">
            <text:p>6.47</text:p>
          </table:table-cell>
          <table:table-cell office:value-type="float" office:value="25.4086" calcext:value-type="float">
            <text:p>25.41</text:p>
          </table:table-cell>
          <table:table-cell table:number-columns-repeated="2" office:value-type="float" office:value="256" calcext:value-type="float">
            <text:p>256.00</text:p>
          </table:table-cell>
          <table:table-cell office:value-type="float" office:value="32" calcext:value-type="float">
            <text:p>32.00</text:p>
          </table:table-cell>
          <table:table-cell table:style-name="ce123" table:formula="of:=[.B12]/10000*0.004+[.H12]/1024*0.05" office:value-type="float" office:value="0.0125256" calcext:value-type="float">
            <text:p>0.0125256</text:p>
          </table:table-cell>
          <table:table-cell table:formula="of:=[.C12]/10000*0.004+[.I12]/1024*0.05" office:value-type="float" office:value="0.0125256" calcext:value-type="float">
            <text:p>0.0125256</text:p>
          </table:table-cell>
          <table:table-cell table:formula="of:=[.D12]/10000*0.004+[.J12]/1024*0.05" office:value-type="float" office:value="0.0277769" calcext:value-type="float">
            <text:p>0.0277769</text:p>
          </table:table-cell>
          <table:table-cell table:formula="of:=[.H12]/[.E12]" office:value-type="float" office:value="42.7933349380834" calcext:value-type="float">
            <text:p>42.79</text:p>
          </table:table-cell>
          <table:table-cell table:formula="of:=[.I12]/[.F12]" office:value-type="float" office:value="39.5834868825582" calcext:value-type="float">
            <text:p>39.58</text:p>
          </table:table-cell>
          <table:table-cell table:formula="of:=[.J12]/[.G12]" office:value-type="float" office:value="1.25941610320915" calcext:value-type="float">
            <text:p>1.26</text:p>
          </table:table-cell>
          <table:table-cell table:formula="of:=[.H12]/[.B12]" office:value-type="float" office:value="4" calcext:value-type="float">
            <text:p>4</text:p>
          </table:table-cell>
          <table:table-cell table:formula="of:=[.I12]/[.C12]" office:value-type="float" office:value="4" calcext:value-type="float">
            <text:p>4.0000</text:p>
          </table:table-cell>
          <table:table-cell table:formula="of:=[.J12]/[.D12]" office:value-type="float" office:value="0.00048828125" calcext:value-type="float">
            <text:p>0.0005</text:p>
          </table:table-cell>
        </table:table-row>
      </table:table>
      <table:named-expressions/>
      <table:database-ranges>
        <table:database-range table:name="__Anonymous_Sheet_DB__0" table:target-range-address="out.H2:out.H121" table:contains-header="false" table:orientation="column"/>
      </table:database-ranges>
      <table:data-pilot-tables>
        <table:data-pilot-table table:name="DataPilot1" table:application-data="" table:target-range-address="'Pivot Table_out_1'.A1:'Pivot Table_out_1'.F130" table:buttons="'Pivot Table_out_1'.A2 'Pivot Table_out_1'.B2 'Pivot Table_out_1'.C2 'Pivot Table_out_1'.D1" table:grand-total="none" table:show-filter-button="false">
          <table:source-cell-range table:cell-range-address="out.A1:out.J121"/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Multiple RANGE per Chunk" table:display="true" table:show-details="true"/>
                <table:data-pilot-member table:name="One GET Per Chunk" table:display="true" table:show-details="true"/>
                <table:data-pilot-member table:name="One RANGE per Chun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Chunking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2.84" table:display="true" table:show-details="true"/>
                <table:data-pilot-member table:name="2.88" table:display="true" table:show-details="true"/>
                <table:data-pilot-member table:name="3.02" table:display="true" table:show-details="true"/>
                <table:data-pilot-member table:name="3.37" table:display="true" table:show-details="true"/>
                <table:data-pilot-member table:name="3.41" table:display="true" table:show-details="true"/>
                <table:data-pilot-member table:name="3.71" table:display="true" table:show-details="true"/>
                <table:data-pilot-member table:name="3.77" table:display="true" table:show-details="true"/>
                <table:data-pilot-member table:name="3.88" table:display="true" table:show-details="true"/>
                <table:data-pilot-member table:name="3.89" table:display="true" table:show-details="true"/>
                <table:data-pilot-member table:name="3.90" table:display="true" table:show-details="true"/>
                <table:data-pilot-member table:name="3.91" table:display="true" table:show-details="true"/>
                <table:data-pilot-member table:name="3.92" table:display="true" table:show-details="true"/>
                <table:data-pilot-member table:name="4.01" table:display="true" table:show-details="true"/>
                <table:data-pilot-member table:name="4.02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08" table:display="true" table:show-details="true"/>
                <table:data-pilot-member table:name="4.10" table:display="true" table:show-details="true"/>
                <table:data-pilot-member table:name="4.11" table:display="true" table:show-details="true"/>
                <table:data-pilot-member table:name="4.13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9" table:display="true" table:show-details="true"/>
                <table:data-pilot-member table:name="4.35" table:display="true" table:show-details="true"/>
                <table:data-pilot-member table:name="4.36" table:display="true" table:show-details="true"/>
                <table:data-pilot-member table:name="4.44" table:display="true" table:show-details="true"/>
                <table:data-pilot-member table:name="4.45" table:display="true" table:show-details="true"/>
                <table:data-pilot-member table:name="4.54" table:display="true" table:show-details="true"/>
                <table:data-pilot-member table:name="4.57" table:display="true" table:show-details="true"/>
                <table:data-pilot-member table:name="4.66" table:display="true" table:show-details="true"/>
                <table:data-pilot-member table:name="4.72" table:display="true" table:show-details="true"/>
                <table:data-pilot-member table:name="4.73" table:display="true" table:show-details="true"/>
                <table:data-pilot-member table:name="4.74" table:display="true" table:show-details="true"/>
                <table:data-pilot-member table:name="4.83" table:display="true" table:show-details="true"/>
                <table:data-pilot-member table:name="4.88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4.97" table:display="true" table:show-details="true"/>
                <table:data-pilot-member table:name="4.99" table:display="true" table:show-details="true"/>
                <table:data-pilot-member table:name="5.05" table:display="true" table:show-details="true"/>
                <table:data-pilot-member table:name="5.06" table:display="true" table:show-details="true"/>
                <table:data-pilot-member table:name="5.07" table:display="true" table:show-details="true"/>
                <table:data-pilot-member table:name="5.08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20" table:display="true" table:show-details="true"/>
                <table:data-pilot-member table:name="5.24" table:display="true" table:show-details="true"/>
                <table:data-pilot-member table:name="5.35" table:display="true" table:show-details="true"/>
                <table:data-pilot-member table:name="5.36" table:display="true" table:show-details="true"/>
                <table:data-pilot-member table:name="5.38" table:display="true" table:show-details="true"/>
                <table:data-pilot-member table:name="5.39" table:display="true" table:show-details="true"/>
                <table:data-pilot-member table:name="5.42" table:display="true" table:show-details="true"/>
                <table:data-pilot-member table:name="5.43" table:display="true" table:show-details="true"/>
                <table:data-pilot-member table:name="5.44" table:display="true" table:show-details="true"/>
                <table:data-pilot-member table:name="5.46" table:display="true" table:show-details="true"/>
                <table:data-pilot-member table:name="5.47" table:display="true" table:show-details="true"/>
                <table:data-pilot-member table:name="5.54" table:display="true" table:show-details="true"/>
                <table:data-pilot-member table:name="5.65" table:display="true" table:show-details="true"/>
                <table:data-pilot-member table:name="5.68" table:display="true" table:show-details="true"/>
                <table:data-pilot-member table:name="5.72" table:display="true" table:show-details="true"/>
                <table:data-pilot-member table:name="5.76" table:display="true" table:show-details="true"/>
                <table:data-pilot-member table:name="5.84" table:display="true" table:show-details="true"/>
                <table:data-pilot-member table:name="5.92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35" table:display="true" table:show-details="true"/>
                <table:data-pilot-member table:name="6.56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76" table:display="true" table:show-details="true"/>
                <table:data-pilot-member table:name="6.82" table:display="true" table:show-details="true"/>
                <table:data-pilot-member table:name="8.70" table:display="true" table:show-details="true"/>
                <table:data-pilot-member table:name="9.49" table:display="true" table:show-details="true"/>
                <table:data-pilot-member table:name="9.88" table:display="true" table:show-details="true"/>
                <table:data-pilot-member table:name="9.91" table:display="true" table:show-details="true"/>
                <table:data-pilot-member table:name="9.92" table:display="true" table:show-details="true"/>
                <table:data-pilot-member table:name="10.02" table:display="true" table:show-details="true"/>
                <table:data-pilot-member table:name="10.10" table:display="true" table:show-details="true"/>
                <table:data-pilot-member table:name="10.30" table:display="true" table:show-details="true"/>
                <table:data-pilot-member table:name="11.36" table:display="true" table:show-details="true"/>
                <table:data-pilot-member table:name="13.37" table:display="true" table:show-details="true"/>
                <table:data-pilot-member table:name="14.19" table:display="true" table:show-details="true"/>
                <table:data-pilot-member table:name="16.03" table:display="true" table:show-details="true"/>
                <table:data-pilot-member table:name="16.25" table:display="true" table:show-details="true"/>
                <table:data-pilot-member table:name="17.21" table:display="true" table:show-details="true"/>
                <table:data-pilot-member table:name="17.50" table:display="true" table:show-details="true"/>
                <table:data-pilot-member table:name="18.64" table:display="true" table:show-details="true"/>
                <table:data-pilot-member table:name="19.23" table:display="true" table:show-details="true"/>
                <table:data-pilot-member table:name="20.58" table:display="true" table:show-details="true"/>
                <table:data-pilot-member table:name="23.46" table:display="true" table:show-details="true"/>
                <table:data-pilot-member table:name="24.85" table:display="true" table:show-details="true"/>
                <table:data-pilot-member table:name="27.92" table:display="true" table:show-details="true"/>
                <table:data-pilot-member table:name="29.84" table:display="true" table:show-details="true"/>
                <table:data-pilot-member table:name="30.66" table:display="true" table:show-details="true"/>
                <table:data-pilot-member table:name="36.35" table:display="true" table:show-details="true"/>
                <table:data-pilot-member table:name="41.11" table:display="true" table:show-details="true"/>
                <table:data-pilot-member table:name="72.07" table:display="true" table:show-details="true"/>
                <table:data-pilot-member table:name="77.48" table:display="true" table:show-details="true"/>
                <table:data-pilot-member table:name="123.58" table:display="true" table:show-details="true"/>
                <table:data-pilot-member table:name="124.06" table:display="true" table:show-details="true"/>
                <table:data-pilot-member table:name="148.42" table:display="true" table:show-details="true"/>
                <table:data-pilot-member table:name="192.19" table:display="true" table:show-details="true"/>
                <table:data-pilot-member table:name="196.25" table:display="true" table:show-details="true"/>
                <table:data-pilot-member table:name="235.87" table:display="true" table:show-details="true"/>
                <table:data-pilot-member table:name="334.23" table:display="true" table:show-details="true"/>
                <table:data-pilot-member table:name="340.75" table:display="true" table:show-details="true"/>
                <table:data-pilot-member table:name="389.36" table:display="true" table:show-details="true"/>
                <table:data-pilot-member table:name="530.06" table:display="true" table:show-details="true"/>
                <table:data-pilot-member table:name="564.28" table:display="true" table:show-details="true"/>
                <table:data-pilot-member table:name="566.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average">
            <table:data-pilot-level table:show-empty="false" calcext:repeat-item-labels="false">
              <table:data-pilot-members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9" table:display="true" table:show-details="true"/>
                <table:data-pilot-member table:name="0.045" table:display="true" table:show-details="true"/>
                <table:data-pilot-member table:name="0.090" table:display="true" table:show-details="true"/>
                <table:data-pilot-member table:name="0.180" table:display="true" table:show-details="true"/>
                <table:data-pilot-member table:name="0.3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/O Size (MB)" table:orientation="data" table:used-hierarchy="0" table:function="average">
            <table:data-pilot-level table:show-empty="false" calcext:repeat-item-labels="false">
              <table:data-pilot-members>
                <table:data-pilot-member table:name="32.00" table:display="true" table:show-details="true"/>
                <table:data-pilot-member table:name="34.00" table:display="true" table:show-details="true"/>
                <table:data-pilot-member table:name="36.00" table:display="true" table:show-details="true"/>
                <table:data-pilot-member table:name="40.00" table:display="true" table:show-details="true"/>
                <table:data-pilot-member table:name="48.00" table:display="true" table:show-details="true"/>
                <table:data-pilot-member table:name="60.00" table:display="true" table:show-details="true"/>
                <table:data-pilot-member table:name="63.94" table:display="true" table:show-details="true"/>
                <table:data-pilot-member table:name="64.00" table:display="true" table:show-details="true"/>
                <table:data-pilot-member table:name="72.00" table:display="true" table:show-details="true"/>
                <table:data-pilot-member table:name="127.91" table:display="true" table:show-details="true"/>
                <table:data-pilot-member table:name="128.00" table:display="true" table:show-details="true"/>
                <table:data-pilot-member table:name="136.00" table:display="true" table:show-details="true"/>
                <table:data-pilot-member table:name="255.89" table:display="true" table:show-details="true"/>
                <table:data-pilot-member table:name="256.00" table:display="true" table:show-details="true"/>
                <table:data-pilot-member table:name="511.88" table:display="true" table:show-details="true"/>
                <table:data-pilot-member table:name="1,023.88" table:display="true" table:show-details="true"/>
                <table:data-pilot-member table:name="2,047.88" table:display="true" table:show-details="true"/>
                <table:data-pilot-member table:name="4,095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stdev">
            <table:data-pilot-level table:show-empty="false" calcext:repeat-item-labels="false">
              <table:data-pilot-members>
                <table:data-pilot-member table:name="2.84" table:display="true" table:show-details="true"/>
                <table:data-pilot-member table:name="2.88" table:display="true" table:show-details="true"/>
                <table:data-pilot-member table:name="3.02" table:display="true" table:show-details="true"/>
                <table:data-pilot-member table:name="3.37" table:display="true" table:show-details="true"/>
                <table:data-pilot-member table:name="3.41" table:display="true" table:show-details="true"/>
                <table:data-pilot-member table:name="3.71" table:display="true" table:show-details="true"/>
                <table:data-pilot-member table:name="3.77" table:display="true" table:show-details="true"/>
                <table:data-pilot-member table:name="3.88" table:display="true" table:show-details="true"/>
                <table:data-pilot-member table:name="3.89" table:display="true" table:show-details="true"/>
                <table:data-pilot-member table:name="3.90" table:display="true" table:show-details="true"/>
                <table:data-pilot-member table:name="3.91" table:display="true" table:show-details="true"/>
                <table:data-pilot-member table:name="3.92" table:display="true" table:show-details="true"/>
                <table:data-pilot-member table:name="4.01" table:display="true" table:show-details="true"/>
                <table:data-pilot-member table:name="4.02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08" table:display="true" table:show-details="true"/>
                <table:data-pilot-member table:name="4.10" table:display="true" table:show-details="true"/>
                <table:data-pilot-member table:name="4.11" table:display="true" table:show-details="true"/>
                <table:data-pilot-member table:name="4.13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9" table:display="true" table:show-details="true"/>
                <table:data-pilot-member table:name="4.35" table:display="true" table:show-details="true"/>
                <table:data-pilot-member table:name="4.36" table:display="true" table:show-details="true"/>
                <table:data-pilot-member table:name="4.44" table:display="true" table:show-details="true"/>
                <table:data-pilot-member table:name="4.45" table:display="true" table:show-details="true"/>
                <table:data-pilot-member table:name="4.54" table:display="true" table:show-details="true"/>
                <table:data-pilot-member table:name="4.57" table:display="true" table:show-details="true"/>
                <table:data-pilot-member table:name="4.66" table:display="true" table:show-details="true"/>
                <table:data-pilot-member table:name="4.72" table:display="true" table:show-details="true"/>
                <table:data-pilot-member table:name="4.73" table:display="true" table:show-details="true"/>
                <table:data-pilot-member table:name="4.74" table:display="true" table:show-details="true"/>
                <table:data-pilot-member table:name="4.83" table:display="true" table:show-details="true"/>
                <table:data-pilot-member table:name="4.88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4.97" table:display="true" table:show-details="true"/>
                <table:data-pilot-member table:name="4.99" table:display="true" table:show-details="true"/>
                <table:data-pilot-member table:name="5.05" table:display="true" table:show-details="true"/>
                <table:data-pilot-member table:name="5.06" table:display="true" table:show-details="true"/>
                <table:data-pilot-member table:name="5.07" table:display="true" table:show-details="true"/>
                <table:data-pilot-member table:name="5.08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20" table:display="true" table:show-details="true"/>
                <table:data-pilot-member table:name="5.24" table:display="true" table:show-details="true"/>
                <table:data-pilot-member table:name="5.35" table:display="true" table:show-details="true"/>
                <table:data-pilot-member table:name="5.36" table:display="true" table:show-details="true"/>
                <table:data-pilot-member table:name="5.38" table:display="true" table:show-details="true"/>
                <table:data-pilot-member table:name="5.39" table:display="true" table:show-details="true"/>
                <table:data-pilot-member table:name="5.42" table:display="true" table:show-details="true"/>
                <table:data-pilot-member table:name="5.43" table:display="true" table:show-details="true"/>
                <table:data-pilot-member table:name="5.44" table:display="true" table:show-details="true"/>
                <table:data-pilot-member table:name="5.46" table:display="true" table:show-details="true"/>
                <table:data-pilot-member table:name="5.47" table:display="true" table:show-details="true"/>
                <table:data-pilot-member table:name="5.54" table:display="true" table:show-details="true"/>
                <table:data-pilot-member table:name="5.65" table:display="true" table:show-details="true"/>
                <table:data-pilot-member table:name="5.68" table:display="true" table:show-details="true"/>
                <table:data-pilot-member table:name="5.72" table:display="true" table:show-details="true"/>
                <table:data-pilot-member table:name="5.76" table:display="true" table:show-details="true"/>
                <table:data-pilot-member table:name="5.84" table:display="true" table:show-details="true"/>
                <table:data-pilot-member table:name="5.92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35" table:display="true" table:show-details="true"/>
                <table:data-pilot-member table:name="6.56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76" table:display="true" table:show-details="true"/>
                <table:data-pilot-member table:name="6.82" table:display="true" table:show-details="true"/>
                <table:data-pilot-member table:name="8.70" table:display="true" table:show-details="true"/>
                <table:data-pilot-member table:name="9.49" table:display="true" table:show-details="true"/>
                <table:data-pilot-member table:name="9.88" table:display="true" table:show-details="true"/>
                <table:data-pilot-member table:name="9.91" table:display="true" table:show-details="true"/>
                <table:data-pilot-member table:name="9.92" table:display="true" table:show-details="true"/>
                <table:data-pilot-member table:name="10.02" table:display="true" table:show-details="true"/>
                <table:data-pilot-member table:name="10.10" table:display="true" table:show-details="true"/>
                <table:data-pilot-member table:name="10.30" table:display="true" table:show-details="true"/>
                <table:data-pilot-member table:name="11.36" table:display="true" table:show-details="true"/>
                <table:data-pilot-member table:name="13.37" table:display="true" table:show-details="true"/>
                <table:data-pilot-member table:name="14.19" table:display="true" table:show-details="true"/>
                <table:data-pilot-member table:name="16.03" table:display="true" table:show-details="true"/>
                <table:data-pilot-member table:name="16.25" table:display="true" table:show-details="true"/>
                <table:data-pilot-member table:name="17.21" table:display="true" table:show-details="true"/>
                <table:data-pilot-member table:name="17.50" table:display="true" table:show-details="true"/>
                <table:data-pilot-member table:name="18.64" table:display="true" table:show-details="true"/>
                <table:data-pilot-member table:name="19.23" table:display="true" table:show-details="true"/>
                <table:data-pilot-member table:name="20.58" table:display="true" table:show-details="true"/>
                <table:data-pilot-member table:name="23.46" table:display="true" table:show-details="true"/>
                <table:data-pilot-member table:name="24.85" table:display="true" table:show-details="true"/>
                <table:data-pilot-member table:name="27.92" table:display="true" table:show-details="true"/>
                <table:data-pilot-member table:name="29.84" table:display="true" table:show-details="true"/>
                <table:data-pilot-member table:name="30.66" table:display="true" table:show-details="true"/>
                <table:data-pilot-member table:name="36.35" table:display="true" table:show-details="true"/>
                <table:data-pilot-member table:name="41.11" table:display="true" table:show-details="true"/>
                <table:data-pilot-member table:name="72.07" table:display="true" table:show-details="true"/>
                <table:data-pilot-member table:name="77.48" table:display="true" table:show-details="true"/>
                <table:data-pilot-member table:name="123.58" table:display="true" table:show-details="true"/>
                <table:data-pilot-member table:name="124.06" table:display="true" table:show-details="true"/>
                <table:data-pilot-member table:name="148.42" table:display="true" table:show-details="true"/>
                <table:data-pilot-member table:name="192.19" table:display="true" table:show-details="true"/>
                <table:data-pilot-member table:name="196.25" table:display="true" table:show-details="true"/>
                <table:data-pilot-member table:name="235.87" table:display="true" table:show-details="true"/>
                <table:data-pilot-member table:name="334.23" table:display="true" table:show-details="true"/>
                <table:data-pilot-member table:name="340.75" table:display="true" table:show-details="true"/>
                <table:data-pilot-member table:name="389.36" table:display="true" table:show-details="true"/>
                <table:data-pilot-member table:name="530.06" table:display="true" table:show-details="true"/>
                <table:data-pilot-member table:name="564.28" table:display="true" table:show-details="true"/>
                <table:data-pilot-member table:name="566.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/O Size (MB)" table:orientation="data" table:used-hierarchy="0" table:function="stdev">
            <table:data-pilot-level table:show-empty="false" calcext:repeat-item-labels="false">
              <table:data-pilot-members>
                <table:data-pilot-member table:name="32.00" table:display="true" table:show-details="true"/>
                <table:data-pilot-member table:name="34.00" table:display="true" table:show-details="true"/>
                <table:data-pilot-member table:name="36.00" table:display="true" table:show-details="true"/>
                <table:data-pilot-member table:name="40.00" table:display="true" table:show-details="true"/>
                <table:data-pilot-member table:name="48.00" table:display="true" table:show-details="true"/>
                <table:data-pilot-member table:name="60.00" table:display="true" table:show-details="true"/>
                <table:data-pilot-member table:name="63.94" table:display="true" table:show-details="true"/>
                <table:data-pilot-member table:name="64.00" table:display="true" table:show-details="true"/>
                <table:data-pilot-member table:name="72.00" table:display="true" table:show-details="true"/>
                <table:data-pilot-member table:name="127.91" table:display="true" table:show-details="true"/>
                <table:data-pilot-member table:name="128.00" table:display="true" table:show-details="true"/>
                <table:data-pilot-member table:name="136.00" table:display="true" table:show-details="true"/>
                <table:data-pilot-member table:name="255.89" table:display="true" table:show-details="true"/>
                <table:data-pilot-member table:name="256.00" table:display="true" table:show-details="true"/>
                <table:data-pilot-member table:name="511.88" table:display="true" table:show-details="true"/>
                <table:data-pilot-member table:name="1,023.88" table:display="true" table:show-details="true"/>
                <table:data-pilot-member table:name="2,047.88" table:display="true" table:show-details="true"/>
                <table:data-pilot-member table:name="4,095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34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8704" table:display="true" table:show-details="true"/>
                <table:data-pilot-member table:name="9216" table:display="true" table:show-details="true"/>
                <table:data-pilot-member table:name="10240" table:display="true" table:show-details="true"/>
                <table:data-pilot-member table:name="12288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stdev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34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8704" table:display="true" table:show-details="true"/>
                <table:data-pilot-member table:name="9216" table:display="true" table:show-details="true"/>
                <table:data-pilot-member table:name="10240" table:display="true" table:show-details="true"/>
                <table:data-pilot-member table:name="12288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countnums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34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8704" table:display="true" table:show-details="true"/>
                <table:data-pilot-member table:name="9216" table:display="true" table:show-details="true"/>
                <table:data-pilot-member table:name="10240" table:display="true" table:show-details="true"/>
                <table:data-pilot-member table:name="12288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7:09:40.662452707</dc:date>
    <meta:editing-duration>PT1H36M17S</meta:editing-duration>
    <meta:editing-cycles>8</meta:editing-cycles>
    <meta:generator>LibreOffice/6.0.7.3$Linux_X86_64 LibreOffice_project/00m0$Build-3</meta:generator>
    <meta:document-statistic meta:table-count="4" meta:cell-count="1888" meta:object-count="0"/>
  </office:meta>
</office:document-meta>
</file>